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4.078cm" style:rel-column-width="17536*"/>
    </style:style>
    <style:style style:name="Tabla1.B" style:family="table-column">
      <style:table-column-properties style:column-width="3.637cm" style:rel-column-width="15640*"/>
    </style:style>
    <style:style style:name="Tabla1.C" style:family="table-column">
      <style:table-column-properties style:column-width="4.653cm" style:rel-column-width="20009*"/>
    </style:style>
    <style:style style:name="Tabla1.D" style:family="table-column">
      <style:table-column-properties style:column-width="2.872cm" style:rel-column-width="12350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24cm" table:align="margins" style:writing-mode="lr-tb"/>
    </style:style>
    <style:style style:name="Table1.A" style:family="table-column">
      <style:table-column-properties style:column-width="4.078cm" style:rel-column-width="17536*"/>
    </style:style>
    <style:style style:name="Table1.B" style:family="table-column">
      <style:table-column-properties style:column-width="3.637cm" style:rel-column-width="15640*"/>
    </style:style>
    <style:style style:name="Table1.C" style:family="table-column">
      <style:table-column-properties style:column-width="4.653cm" style:rel-column-width="20009*"/>
    </style:style>
    <style:style style:name="Table1.D" style:family="table-column">
      <style:table-column-properties style:column-width="2.872cm" style:rel-column-width="12350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4cm" table:align="margins" style:writing-mode="lr-tb"/>
    </style:style>
    <style:style style:name="Table2.A" style:family="table-column">
      <style:table-column-properties style:column-width="4.078cm" style:rel-column-width="17536*"/>
    </style:style>
    <style:style style:name="Table2.B" style:family="table-column">
      <style:table-column-properties style:column-width="3.637cm" style:rel-column-width="15640*"/>
    </style:style>
    <style:style style:name="Table2.C" style:family="table-column">
      <style:table-column-properties style:column-width="4.653cm" style:rel-column-width="20009*"/>
    </style:style>
    <style:style style:name="Table2.D" style:family="table-column">
      <style:table-column-properties style:column-width="2.872cm" style:rel-column-width="12350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4cm" table:align="margins" style:writing-mode="lr-tb"/>
    </style:style>
    <style:style style:name="Table3.A" style:family="table-column">
      <style:table-column-properties style:column-width="4.078cm" style:rel-column-width="17536*"/>
    </style:style>
    <style:style style:name="Table3.B" style:family="table-column">
      <style:table-column-properties style:column-width="3.637cm" style:rel-column-width="15640*"/>
    </style:style>
    <style:style style:name="Table3.C" style:family="table-column">
      <style:table-column-properties style:column-width="4.653cm" style:rel-column-width="20009*"/>
    </style:style>
    <style:style style:name="Table3.D" style:family="table-column">
      <style:table-column-properties style:column-width="2.872cm" style:rel-column-width="12350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24cm" table:align="margins" style:writing-mode="lr-tb"/>
    </style:style>
    <style:style style:name="Table4.A" style:family="table-column">
      <style:table-column-properties style:column-width="4.078cm" style:rel-column-width="17536*"/>
    </style:style>
    <style:style style:name="Table4.B" style:family="table-column">
      <style:table-column-properties style:column-width="3.637cm" style:rel-column-width="15640*"/>
    </style:style>
    <style:style style:name="Table4.C" style:family="table-column">
      <style:table-column-properties style:column-width="4.653cm" style:rel-column-width="20009*"/>
    </style:style>
    <style:style style:name="Table4.D" style:family="table-column">
      <style:table-column-properties style:column-width="2.872cm" style:rel-column-width="12350*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24cm" table:align="margins" style:writing-mode="lr-tb"/>
    </style:style>
    <style:style style:name="Table5.A" style:family="table-column">
      <style:table-column-properties style:column-width="4.078cm" style:rel-column-width="17536*"/>
    </style:style>
    <style:style style:name="Table5.B" style:family="table-column">
      <style:table-column-properties style:column-width="3.637cm" style:rel-column-width="15640*"/>
    </style:style>
    <style:style style:name="Table5.C" style:family="table-column">
      <style:table-column-properties style:column-width="4.653cm" style:rel-column-width="20009*"/>
    </style:style>
    <style:style style:name="Table5.D" style:family="table-column">
      <style:table-column-properties style:column-width="2.872cm" style:rel-column-width="12350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24cm" table:align="margins" style:writing-mode="lr-tb"/>
    </style:style>
    <style:style style:name="Table6.A" style:family="table-column">
      <style:table-column-properties style:column-width="4.078cm" style:rel-column-width="17536*"/>
    </style:style>
    <style:style style:name="Table6.B" style:family="table-column">
      <style:table-column-properties style:column-width="3.637cm" style:rel-column-width="15640*"/>
    </style:style>
    <style:style style:name="Table6.C" style:family="table-column">
      <style:table-column-properties style:column-width="4.653cm" style:rel-column-width="20009*"/>
    </style:style>
    <style:style style:name="Table6.D" style:family="table-column">
      <style:table-column-properties style:column-width="2.872cm" style:rel-column-width="12350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3a1d10"/>
    </style:style>
    <style:style style:name="P4" style:family="paragraph" style:parent-style-name="Standard">
      <style:paragraph-properties fo:text-align="justify" style:justify-single-word="false"/>
      <style:text-properties officeooo:paragraph-rsid="003ca17d"/>
    </style:style>
    <style:style style:name="P5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 Unicode MS" fo:font-size="12pt" officeooo:paragraph-rsid="00456823" style:font-name-asian="Arial Unicode MS" style:font-size-asian="12pt" style:font-name-complex="Arial Unicode MS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 Unicode MS" fo:font-size="12pt" officeooo:paragraph-rsid="0045af71" style:font-name-asian="Arial Unicode MS" style:font-size-asian="12pt" style:font-name-complex="Arial Unicode MS" style:font-size-complex="12pt"/>
    </style:style>
    <style:style style:name="P11" style:family="paragraph" style:parent-style-name="Standard">
      <style:text-properties style:font-name="Arial Unicode MS" fo:font-size="12pt" officeooo:rsid="000ae794" officeooo:paragraph-rsid="000ae794" style:font-name-asian="Arial Unicode MS" style:font-size-asian="12pt" style:font-name-complex="Arial Unicode MS" style:font-size-complex="12pt"/>
    </style:style>
    <style:style style:name="P12" style:family="paragraph" style:parent-style-name="Standard">
      <style:text-properties style:font-name="Arial Unicode MS" fo:font-size="12pt" officeooo:rsid="000ae794" officeooo:paragraph-rsid="003a1d10" style:font-name-asian="Arial Unicode MS" style:font-size-asian="12pt" style:font-name-complex="Arial Unicode MS" style:font-size-complex="12pt"/>
    </style:style>
    <style:style style:name="P13" style:family="paragraph" style:parent-style-name="Standard">
      <style:text-properties style:font-name="Arial Unicode MS" fo:font-size="12pt" officeooo:rsid="000ae794" officeooo:paragraph-rsid="003ca17d" style:font-name-asian="Arial Unicode MS" style:font-size-asian="12pt" style:font-name-complex="Arial Unicode MS" style:font-size-complex="12pt"/>
    </style:style>
    <style:style style:name="P14" style:family="paragraph" style:parent-style-name="Standard">
      <style:text-properties style:font-name="Arial Unicode MS" fo:font-size="12pt" officeooo:rsid="000ae794" officeooo:paragraph-rsid="00456823" style:font-name-asian="Arial Unicode MS" style:font-size-asian="12pt" style:font-name-complex="Arial Unicode MS" style:font-size-complex="12pt"/>
    </style:style>
    <style:style style:name="P15" style:family="paragraph" style:parent-style-name="Standard">
      <style:text-properties style:font-name="Arial Unicode MS" fo:font-size="12pt" officeooo:rsid="000ae794" officeooo:paragraph-rsid="0045af71" style:font-name-asian="Arial Unicode MS" style:font-size-asian="12pt" style:font-name-complex="Arial Unicode MS" style:font-size-complex="12pt"/>
    </style:style>
    <style:style style:name="P16" style:family="paragraph" style:parent-style-name="Standard"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17" style:family="paragraph" style:parent-style-name="Standard"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18" style:family="paragraph" style:parent-style-name="Standard">
      <style:text-properties style:font-name="Arial Unicode MS" fo:font-size="12pt" officeooo:paragraph-rsid="00456823" style:font-name-asian="Arial Unicode MS" style:font-size-asian="12pt" style:font-name-complex="Arial Unicode MS" style:font-size-complex="12pt"/>
    </style:style>
    <style:style style:name="P19" style:family="paragraph" style:parent-style-name="Standard">
      <style:text-properties style:font-name="Arial Unicode MS" fo:font-size="12pt" officeooo:paragraph-rsid="0045af71" style:font-name-asian="Arial Unicode MS" style:font-size-asian="12pt" style:font-name-complex="Arial Unicode MS" style:font-size-complex="12pt"/>
    </style:style>
    <style:style style:name="P20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21" style:family="paragraph" style:parent-style-name="Standard">
      <style:text-properties style:font-name="Arial Unicode MS" fo:font-size="12pt" fo:language="es" fo:country="ES" officeooo:paragraph-rsid="003a1d10" style:font-name-asian="Arial Unicode MS" style:font-size-asian="12pt" style:font-name-complex="Arial Unicode MS" style:font-size-complex="12pt"/>
    </style:style>
    <style:style style:name="P22" style:family="paragraph" style:parent-style-name="Standard">
      <style:text-properties style:font-name="Arial Unicode MS" fo:font-size="12pt" fo:language="es" fo:country="ES" officeooo:paragraph-rsid="003ca17d" style:font-name-asian="Arial Unicode MS" style:font-size-asian="12pt" style:font-name-complex="Arial Unicode MS" style:font-size-complex="12pt"/>
    </style:style>
    <style:style style:name="P23" style:family="paragraph" style:parent-style-name="Standard">
      <style:text-properties style:font-name="Arial Unicode MS" fo:font-size="12pt" fo:language="es" fo:country="ES" officeooo:paragraph-rsid="00456823" style:font-name-asian="Arial Unicode MS" style:font-size-asian="12pt" style:font-name-complex="Arial Unicode MS" style:font-size-complex="12pt"/>
    </style:style>
    <style:style style:name="P24" style:family="paragraph" style:parent-style-name="Standard">
      <style:text-properties style:font-name="Arial Unicode MS" fo:font-size="12pt" fo:language="es" fo:country="ES" officeooo:paragraph-rsid="0045af71" style:font-name-asian="Arial Unicode MS" style:font-size-asian="12pt" style:font-name-complex="Arial Unicode MS" style:font-size-complex="12pt"/>
    </style:style>
    <style:style style:name="P25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6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27" style:family="paragraph" style:parent-style-name="Standard">
      <style:text-properties style:font-name="Arial Unicode MS" fo:font-size="12pt" fo:font-weight="bold" officeooo:rsid="000ae794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28" style:family="paragraph" style:parent-style-name="Standard">
      <style:text-properties style:font-name="Arial Unicode MS" fo:font-size="12pt" fo:font-weight="bold" officeooo:rsid="000ae794" officeooo:paragraph-rsid="003ca17d" style:font-name-asian="Arial Unicode MS" style:font-size-asian="12pt" style:font-weight-asian="bold" style:font-name-complex="Arial Unicode MS" style:font-size-complex="12pt" style:font-weight-complex="bold"/>
    </style:style>
    <style:style style:name="P29" style:family="paragraph" style:parent-style-name="Standard">
      <style:text-properties style:font-name="Arial Unicode MS" fo:font-size="12pt" fo:font-weight="bold" officeooo:rsid="000ae794" officeooo:paragraph-rsid="00456823" style:font-name-asian="Arial Unicode MS" style:font-size-asian="12pt" style:font-weight-asian="bold" style:font-name-complex="Arial Unicode MS" style:font-size-complex="12pt" style:font-weight-complex="bold"/>
    </style:style>
    <style:style style:name="P30" style:family="paragraph" style:parent-style-name="Standard">
      <style:text-properties style:font-name="Arial Unicode MS" fo:font-size="12pt" fo:font-weight="bold" officeooo:rsid="000ae794" officeooo:paragraph-rsid="0045af71" style:font-name-asian="Arial Unicode MS" style:font-size-asian="12pt" style:font-weight-asian="bold" style:font-name-complex="Arial Unicode MS" style:font-size-complex="12pt" style:font-weight-complex="bold"/>
    </style:style>
    <style:style style:name="P31" style:family="paragraph" style:parent-style-name="Standard"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32" style:family="paragraph" style:parent-style-name="Standard"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 style:font-weight-complex="bold"/>
    </style:style>
    <style:style style:name="P33" style:family="paragraph" style:parent-style-name="Standard">
      <style:text-properties style:font-name="Arial Unicode MS" fo:font-size="12pt" fo:font-weight="bold" officeooo:paragraph-rsid="00456823" style:font-name-asian="Arial Unicode MS" style:font-size-asian="12pt" style:font-weight-asian="bold" style:font-name-complex="Arial Unicode MS" style:font-size-complex="12pt" style:font-weight-complex="bold"/>
    </style:style>
    <style:style style:name="P34" style:family="paragraph" style:parent-style-name="Standard">
      <style:text-properties style:font-name="Arial Unicode MS" fo:font-size="12pt" fo:font-weight="bold" officeooo:paragraph-rsid="0045af71" style:font-name-asian="Arial Unicode MS" style:font-size-asian="12pt" style:font-weight-asian="bold" style:font-name-complex="Arial Unicode MS" style:font-size-complex="12pt" style:font-weight-complex="bold"/>
    </style:style>
    <style:style style:name="P35" style:family="paragraph" style:parent-style-name="Standard">
      <style:text-properties style:use-window-font-color="true" style:font-name="Arial Unicode MS" fo:font-size="12pt" fo:language="es" fo:country="PR" fo:font-weight="normal" officeooo:rsid="000ae79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6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7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8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9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0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1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2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3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4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5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15436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6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7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8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9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0" style:family="paragraph" style:parent-style-name="Standard">
      <style:text-properties style:use-window-font-color="true" style:font-name="Arial Unicode MS" fo:font-size="12pt" fo:language="es" fo:country="PR" fo:font-weight="normal" officeooo:rsid="002e167c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1" style:family="paragraph" style:parent-style-name="Standard">
      <style:text-properties style:use-window-font-color="true" style:font-name="Arial Unicode MS" fo:font-size="12pt" fo:language="es" fo:country="PR" fo:font-weight="normal" officeooo:rsid="002e167c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2" style:family="paragraph" style:parent-style-name="Standard">
      <style:text-properties style:use-window-font-color="true" style:font-name="Arial Unicode MS" fo:font-size="12pt" fo:language="es" fo:country="PR" fo:font-weight="normal" officeooo:rsid="002e167c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3" style:family="paragraph" style:parent-style-name="Standard">
      <style:text-properties fo:font-size="12pt" style:font-size-asian="12pt" style:font-size-complex="12pt"/>
    </style:style>
    <style:style style:name="P54" style:family="paragraph" style:parent-style-name="Standard">
      <style:text-properties fo:font-size="12pt" officeooo:paragraph-rsid="00216145" style:font-size-asian="12pt" style:font-size-complex="12pt"/>
    </style:style>
    <style:style style:name="P55" style:family="paragraph" style:parent-style-name="Standard">
      <style:text-properties fo:font-size="12pt" officeooo:paragraph-rsid="003a1d10" style:font-size-asian="12pt" style:font-size-complex="12pt"/>
    </style:style>
    <style:style style:name="P56" style:family="paragraph" style:parent-style-name="Standard">
      <style:text-properties fo:font-size="12pt" officeooo:paragraph-rsid="003ca17d" style:font-size-asian="12pt" style:font-size-complex="12pt"/>
    </style:style>
    <style:style style:name="P57" style:family="paragraph" style:parent-style-name="Standard">
      <style:text-properties fo:font-size="12pt" officeooo:paragraph-rsid="00456823" style:font-size-asian="12pt" style:font-size-complex="12pt"/>
    </style:style>
    <style:style style:name="P58" style:family="paragraph" style:parent-style-name="Standard">
      <style:text-properties fo:font-size="12pt" officeooo:paragraph-rsid="0045af71" style:font-size-asian="12pt" style:font-size-complex="12pt"/>
    </style:style>
    <style:style style:name="P59" style:family="paragraph" style:parent-style-name="Standard">
      <style:text-properties fo:font-size="12pt" officeooo:paragraph-rsid="00461af3" style:font-size-asian="12pt" style:font-size-complex="12pt"/>
    </style:style>
    <style:style style:name="P60" style:family="paragraph" style:parent-style-name="Standard">
      <style:text-properties officeooo:paragraph-rsid="003a1d10"/>
    </style:style>
    <style:style style:name="P61" style:family="paragraph" style:parent-style-name="Standard">
      <style:text-properties officeooo:paragraph-rsid="003ca17d"/>
    </style:style>
    <style:style style:name="P62" style:family="paragraph" style:parent-style-name="Standard">
      <style:text-properties officeooo:paragraph-rsid="00456823"/>
    </style:style>
    <style:style style:name="P63" style:family="paragraph" style:parent-style-name="Standard">
      <style:text-properties officeooo:paragraph-rsid="0045af71"/>
    </style:style>
    <style:style style:name="P64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65" style:family="paragraph" style:parent-style-name="Text_20_body">
      <style:text-properties style:use-window-font-color="true" style:font-name="Arial Unicode MS" fo:font-size="12pt" fo:language="es" fo:country="PR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66" style:family="paragraph" style:parent-style-name="Text_20_body">
      <style:text-properties style:use-window-font-color="true" style:font-name="Arial Unicode MS" fo:font-size="12pt" fo:language="es" fo:country="PR" officeooo:rsid="001ee1fe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67" style:family="paragraph" style:parent-style-name="Text_20_body">
      <style:text-properties style:use-window-font-color="true" style:font-name="Arial Unicode MS" fo:font-size="12pt" fo:language="es" fo:country="PR" officeooo:rsid="001ee1fe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68" style:family="paragraph" style:parent-style-name="Text_20_body">
      <style:text-properties style:use-window-font-color="true" style:font-name="Arial Unicode MS" fo:font-size="12pt" fo:language="es" fo:country="PR" officeooo:rsid="001ee1fe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69" style:family="paragraph" style:parent-style-name="Text_20_body">
      <style:text-properties style:use-window-font-color="true" style:font-name="Arial Unicode MS" fo:font-size="12pt" fo:language="es" fo:country="PR" officeooo:rsid="001baaa8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70" style:family="paragraph" style:parent-style-name="Text_20_body">
      <style:text-properties style:use-window-font-color="true" style:font-name="Arial Unicode MS" fo:font-size="12pt" fo:language="es" fo:country="PR" officeooo:rsid="001baaa8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71" style:family="paragraph" style:parent-style-name="Text_20_body">
      <style:text-properties style:use-window-font-color="true" style:font-name="Arial Unicode MS" fo:font-size="12pt" fo:language="es" fo:country="PR" officeooo:rsid="001baaa8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72" style:family="paragraph" style:parent-style-name="Text_20_body">
      <style:text-properties style:use-window-font-color="true" style:font-name="Arial Unicode MS" fo:font-size="12pt" fo:language="es" fo:country="PR" officeooo:rsid="001baaa8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73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74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3a1d10" style:font-name-asian="Arial Unicode MS" style:font-size-asian="12pt" style:font-name-complex="Arial Unicode MS" style:font-size-complex="12pt"/>
    </style:style>
    <style:style style:name="P75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3ca17d" style:font-name-asian="Arial Unicode MS" style:font-size-asian="12pt" style:font-name-complex="Arial Unicode MS" style:font-size-complex="12pt"/>
    </style:style>
    <style:style style:name="P76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456823" style:font-name-asian="Arial Unicode MS" style:font-size-asian="12pt" style:font-name-complex="Arial Unicode MS" style:font-size-complex="12pt"/>
    </style:style>
    <style:style style:name="P77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45af71" style:font-name-asian="Arial Unicode MS" style:font-size-asian="12pt" style:font-name-complex="Arial Unicode MS" style:font-size-complex="12pt"/>
    </style:style>
    <style:style style:name="P78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79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/>
    </style:style>
    <style:style style:name="P80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/>
    </style:style>
    <style:style style:name="P81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456823" style:font-name-asian="Arial Unicode MS" style:font-size-asian="12pt" style:font-weight-asian="bold" style:font-name-complex="Arial Unicode MS" style:font-size-complex="12pt"/>
    </style:style>
    <style:style style:name="P82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45af71" style:font-name-asian="Arial Unicode MS" style:font-size-asian="12pt" style:font-weight-asian="bold" style:font-name-complex="Arial Unicode MS" style:font-size-complex="12pt"/>
    </style:style>
    <style:style style:name="P83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84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3a1d10" style:font-name-asian="Arial Unicode MS" style:font-size-asian="12pt" style:font-name-complex="Arial Unicode MS" style:font-size-complex="12pt"/>
    </style:style>
    <style:style style:name="P85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3ca17d" style:font-name-asian="Arial Unicode MS" style:font-size-asian="12pt" style:font-name-complex="Arial Unicode MS" style:font-size-complex="12pt"/>
    </style:style>
    <style:style style:name="P86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456823" style:font-name-asian="Arial Unicode MS" style:font-size-asian="12pt" style:font-name-complex="Arial Unicode MS" style:font-size-complex="12pt"/>
    </style:style>
    <style:style style:name="P8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45af71" style:font-name-asian="Arial Unicode MS" style:font-size-asian="12pt" style:font-name-complex="Arial Unicode MS" style:font-size-complex="12pt"/>
    </style:style>
    <style:style style:name="P88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89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3a1d10" style:font-name-asian="Arial Unicode MS" style:font-size-asian="12pt" style:font-name-complex="Arial Unicode MS" style:font-size-complex="12pt"/>
    </style:style>
    <style:style style:name="P90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91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456823" style:font-name-asian="Arial Unicode MS" style:font-size-asian="12pt" style:font-name-complex="Arial Unicode MS" style:font-size-complex="12pt"/>
    </style:style>
    <style:style style:name="P92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45af71" style:font-name-asian="Arial Unicode MS" style:font-size-asian="12pt" style:font-name-complex="Arial Unicode MS" style:font-size-complex="12pt"/>
    </style:style>
    <style:style style:name="P93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94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 style:font-weight-complex="bold"/>
    </style:style>
    <style:style style:name="P95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 style:font-weight-complex="bold"/>
    </style:style>
    <style:style style:name="P96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456823" style:font-name-asian="Arial Unicode MS" style:font-size-asian="12pt" style:font-weight-asian="bold" style:font-name-complex="Arial Unicode MS" style:font-size-complex="12pt" style:font-weight-complex="bold"/>
    </style:style>
    <style:style style:name="P97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45af71" style:font-name-asian="Arial Unicode MS" style:font-size-asian="12pt" style:font-weight-asian="bold" style:font-name-complex="Arial Unicode MS" style:font-size-complex="12pt" style:font-weight-complex="bold"/>
    </style:style>
    <style:style style:name="P98" style:family="paragraph" style:parent-style-name="Normal_20__28_Web_29_">
      <style:paragraph-properties fo:text-align="justify" style:justify-single-word="false"/>
      <style:text-properties fo:font-size="12pt" officeooo:paragraph-rsid="0017b920" style:font-size-asian="12pt" style:font-size-complex="12pt"/>
    </style:style>
    <style:style style:name="P99" style:family="paragraph" style:parent-style-name="Normal_20__28_Web_29_">
      <style:paragraph-properties fo:text-align="justify" style:justify-single-word="false"/>
      <style:text-properties fo:font-size="12pt" officeooo:paragraph-rsid="003a1d10" style:font-size-asian="12pt" style:font-size-complex="12pt"/>
    </style:style>
    <style:style style:name="P100" style:family="paragraph" style:parent-style-name="Normal_20__28_Web_29_">
      <style:paragraph-properties fo:text-align="justify" style:justify-single-word="false"/>
      <style:text-properties fo:font-size="12pt" officeooo:paragraph-rsid="003ca17d" style:font-size-asian="12pt" style:font-size-complex="12pt"/>
    </style:style>
    <style:style style:name="P101" style:family="paragraph" style:parent-style-name="Normal_20__28_Web_29_">
      <style:paragraph-properties fo:text-align="justify" style:justify-single-word="false"/>
      <style:text-properties fo:font-size="12pt" officeooo:paragraph-rsid="00456823" style:font-size-asian="12pt" style:font-size-complex="12pt"/>
    </style:style>
    <style:style style:name="P102" style:family="paragraph" style:parent-style-name="Normal_20__28_Web_29_">
      <style:paragraph-properties fo:text-align="justify" style:justify-single-word="false"/>
      <style:text-properties fo:font-size="12pt" officeooo:paragraph-rsid="0045af71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3a1d10" style:font-size-asian="12pt" style:font-weight-asian="bold" style:font-size-complex="12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3ca17d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456823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45af71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141d64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3a1d10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3ca17d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456823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45af71" style:font-size-asian="12pt" style:font-weight-asian="bold" style:font-size-complex="12pt" style:font-weight-complex="bold"/>
    </style:style>
    <style:style style:name="P113" style:family="paragraph" style:parent-style-name="Table_20_Contents">
      <style:text-properties fo:font-size="12pt" style:font-size-asian="12pt" style:font-size-complex="12pt"/>
    </style:style>
    <style:style style:name="P114" style:family="paragraph" style:parent-style-name="Table_20_Contents">
      <style:text-properties fo:font-size="12pt" officeooo:rsid="001d9170" officeooo:paragraph-rsid="001d9170" style:font-size-asian="12pt" style:font-size-complex="12pt"/>
    </style:style>
    <style:style style:name="P115" style:family="paragraph" style:parent-style-name="Table_20_Contents">
      <style:text-properties fo:font-size="12pt" officeooo:rsid="001d9170" officeooo:paragraph-rsid="003a1d10" style:font-size-asian="12pt" style:font-size-complex="12pt"/>
    </style:style>
    <style:style style:name="P116" style:family="paragraph" style:parent-style-name="Table_20_Contents">
      <style:text-properties fo:font-size="12pt" officeooo:rsid="001d9170" officeooo:paragraph-rsid="003ca17d" style:font-size-asian="12pt" style:font-size-complex="12pt"/>
    </style:style>
    <style:style style:name="P117" style:family="paragraph" style:parent-style-name="Table_20_Contents">
      <style:text-properties fo:font-size="12pt" officeooo:rsid="001d9170" officeooo:paragraph-rsid="00456823" style:font-size-asian="12pt" style:font-size-complex="12pt"/>
    </style:style>
    <style:style style:name="P118" style:family="paragraph" style:parent-style-name="Table_20_Contents">
      <style:text-properties fo:font-size="12pt" officeooo:rsid="001d9170" officeooo:paragraph-rsid="0045af71" style:font-size-asian="12pt" style:font-size-complex="12pt"/>
    </style:style>
    <style:style style:name="P119" style:family="paragraph" style:parent-style-name="Table_20_Contents">
      <style:text-properties fo:font-size="12pt" officeooo:paragraph-rsid="001d9170" style:font-size-asian="12pt" style:font-size-complex="12pt"/>
    </style:style>
    <style:style style:name="P120" style:family="paragraph" style:parent-style-name="Table_20_Contents">
      <style:text-properties fo:font-size="12pt" officeooo:rsid="002f7d46" officeooo:paragraph-rsid="002f7d46" style:font-size-asian="12pt" style:font-size-complex="12pt"/>
    </style:style>
    <style:style style:name="P121" style:family="paragraph" style:parent-style-name="Table_20_Contents">
      <style:text-properties fo:font-size="12pt" officeooo:rsid="002f7d46" officeooo:paragraph-rsid="003a1d10" style:font-size-asian="12pt" style:font-size-complex="12pt"/>
    </style:style>
    <style:style style:name="P122" style:family="paragraph" style:parent-style-name="Table_20_Contents">
      <style:text-properties fo:font-size="12pt" officeooo:rsid="002f7d46" officeooo:paragraph-rsid="003ca17d" style:font-size-asian="12pt" style:font-size-complex="12pt"/>
    </style:style>
    <style:style style:name="P123" style:family="paragraph" style:parent-style-name="Table_20_Contents">
      <style:text-properties fo:font-size="12pt" officeooo:rsid="002f7d46" officeooo:paragraph-rsid="00456823" style:font-size-asian="12pt" style:font-size-complex="12pt"/>
    </style:style>
    <style:style style:name="P124" style:family="paragraph" style:parent-style-name="Table_20_Contents">
      <style:text-properties fo:font-size="12pt" officeooo:rsid="002f7d46" officeooo:paragraph-rsid="0045af71" style:font-size-asian="12pt" style:font-size-complex="12pt"/>
    </style:style>
    <style:style style:name="P125" style:family="paragraph" style:parent-style-name="Table_20_Contents">
      <style:text-properties fo:font-size="12pt" officeooo:rsid="00300a02" officeooo:paragraph-rsid="00300a02" style:font-size-asian="12pt" style:font-size-complex="12pt"/>
    </style:style>
    <style:style style:name="P126" style:family="paragraph" style:parent-style-name="Table_20_Contents">
      <style:text-properties fo:font-size="12pt" officeooo:rsid="00300a02" officeooo:paragraph-rsid="003a1d10" style:font-size-asian="12pt" style:font-size-complex="12pt"/>
    </style:style>
    <style:style style:name="P127" style:family="paragraph" style:parent-style-name="Table_20_Contents">
      <style:text-properties fo:font-size="12pt" officeooo:rsid="00300a02" officeooo:paragraph-rsid="003ca17d" style:font-size-asian="12pt" style:font-size-complex="12pt"/>
    </style:style>
    <style:style style:name="P128" style:family="paragraph" style:parent-style-name="Table_20_Contents">
      <style:text-properties fo:font-size="12pt" officeooo:rsid="00300a02" officeooo:paragraph-rsid="00456823" style:font-size-asian="12pt" style:font-size-complex="12pt"/>
    </style:style>
    <style:style style:name="P129" style:family="paragraph" style:parent-style-name="Table_20_Contents">
      <style:text-properties fo:font-size="12pt" officeooo:rsid="00300a02" officeooo:paragraph-rsid="0045af71" style:font-size-asian="12pt" style:font-size-complex="12pt"/>
    </style:style>
    <style:style style:name="P130" style:family="paragraph" style:parent-style-name="Table_20_Contents">
      <style:text-properties fo:font-size="12pt" officeooo:paragraph-rsid="003a1d10" style:font-size-asian="12pt" style:font-size-complex="12pt"/>
    </style:style>
    <style:style style:name="P131" style:family="paragraph" style:parent-style-name="Table_20_Contents">
      <style:text-properties fo:font-size="12pt" officeooo:rsid="003a1d10" officeooo:paragraph-rsid="003a1d10" style:font-size-asian="12pt" style:font-size-complex="12pt"/>
    </style:style>
    <style:style style:name="P132" style:family="paragraph" style:parent-style-name="Table_20_Contents">
      <style:text-properties fo:font-size="12pt" officeooo:rsid="003a1d10" officeooo:paragraph-rsid="003ca17d" style:font-size-asian="12pt" style:font-size-complex="12pt"/>
    </style:style>
    <style:style style:name="P133" style:family="paragraph" style:parent-style-name="Table_20_Contents">
      <style:text-properties fo:font-size="12pt" officeooo:rsid="003a1d10" officeooo:paragraph-rsid="0040b63e" style:font-size-asian="12pt" style:font-size-complex="12pt"/>
    </style:style>
    <style:style style:name="P134" style:family="paragraph" style:parent-style-name="Table_20_Contents">
      <style:text-properties fo:font-size="12pt" officeooo:rsid="003a1d10" officeooo:paragraph-rsid="00456823" style:font-size-asian="12pt" style:font-size-complex="12pt"/>
    </style:style>
    <style:style style:name="P135" style:family="paragraph" style:parent-style-name="Table_20_Contents">
      <style:text-properties fo:font-size="12pt" officeooo:rsid="003a1d10" officeooo:paragraph-rsid="0045af71" style:font-size-asian="12pt" style:font-size-complex="12pt"/>
    </style:style>
    <style:style style:name="P136" style:family="paragraph" style:parent-style-name="Table_20_Contents">
      <style:text-properties fo:font-size="12pt" officeooo:paragraph-rsid="003ca17d" style:font-size-asian="12pt" style:font-size-complex="12pt"/>
    </style:style>
    <style:style style:name="P137" style:family="paragraph" style:parent-style-name="Table_20_Contents">
      <style:text-properties fo:font-size="12pt" officeooo:paragraph-rsid="00456823" style:font-size-asian="12pt" style:font-size-complex="12pt"/>
    </style:style>
    <style:style style:name="P138" style:family="paragraph" style:parent-style-name="Table_20_Contents">
      <style:text-properties fo:font-size="12pt" officeooo:rsid="0045af71" officeooo:paragraph-rsid="0045af71" style:font-size-asian="12pt" style:font-size-complex="12pt"/>
    </style:style>
    <style:style style:name="P139" style:family="paragraph" style:parent-style-name="Table_20_Contents">
      <style:text-properties fo:font-size="12pt" officeooo:paragraph-rsid="0045af71" style:font-size-asian="12pt" style:font-size-complex="12pt"/>
    </style:style>
    <style:style style:name="P140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141" style:family="paragraph" style:parent-style-name="Standard">
      <style:paragraph-properties fo:text-align="justify" style:justify-single-word="false" fo:break-before="page"/>
      <style:text-properties officeooo:paragraph-rsid="00456823"/>
    </style:style>
    <style:style style:name="P142" style:family="paragraph" style:parent-style-name="Standard">
      <style:paragraph-properties fo:text-align="justify" style:justify-single-word="false" fo:break-before="page"/>
      <style:text-properties officeooo:paragraph-rsid="0045af71"/>
    </style:style>
    <style:style style:name="P143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144" style:family="paragraph" style:parent-style-name="Standard" style:list-style-name="WW8Num1">
      <style:text-properties style:font-name="Arial Unicode MS" fo:font-size="12pt" fo:language="es" fo:country="ES" officeooo:rsid="0017b920" officeooo:paragraph-rsid="000441ff" style:font-name-asian="Arial Unicode MS" style:font-size-asian="12pt" style:font-name-complex="Arial Unicode MS" style:font-size-complex="12pt"/>
    </style:style>
    <style:style style:name="P145" style:family="paragraph" style:parent-style-name="Standard" style:list-style-name="WW8Num1">
      <style:text-properties style:font-name="Arial Unicode MS" fo:font-size="12pt" fo:language="es" fo:country="ES" officeooo:rsid="0017b920" officeooo:paragraph-rsid="003a1d10" style:font-name-asian="Arial Unicode MS" style:font-size-asian="12pt" style:font-name-complex="Arial Unicode MS" style:font-size-complex="12pt"/>
    </style:style>
    <style:style style:name="P146" style:family="paragraph" style:parent-style-name="Standard" style:list-style-name="WW8Num1">
      <style:text-properties style:font-name="Arial Unicode MS" fo:font-size="12pt" fo:language="es" fo:country="ES" officeooo:rsid="0017b920" officeooo:paragraph-rsid="003ca17d" style:font-name-asian="Arial Unicode MS" style:font-size-asian="12pt" style:font-name-complex="Arial Unicode MS" style:font-size-complex="12pt"/>
    </style:style>
    <style:style style:name="P147" style:family="paragraph" style:parent-style-name="Standard" style:list-style-name="WW8Num1">
      <style:text-properties style:font-name="Arial Unicode MS" fo:font-size="12pt" fo:language="es" fo:country="ES" officeooo:rsid="0017b920" officeooo:paragraph-rsid="00456823" style:font-name-asian="Arial Unicode MS" style:font-size-asian="12pt" style:font-name-complex="Arial Unicode MS" style:font-size-complex="12pt"/>
    </style:style>
    <style:style style:name="P148" style:family="paragraph" style:parent-style-name="Standard" style:list-style-name="WW8Num1">
      <style:text-properties style:font-name="Arial Unicode MS" fo:font-size="12pt" fo:language="es" fo:country="ES" officeooo:rsid="0017b920" officeooo:paragraph-rsid="0045af71" style:font-name-asian="Arial Unicode MS" style:font-size-asian="12pt" style:font-name-complex="Arial Unicode MS" style:font-size-complex="12pt"/>
    </style:style>
    <style:style style:name="P149" style:family="paragraph" style:parent-style-name="Standard" style:list-style-name="WW8Num1">
      <style:text-properties style:font-name="Arial Unicode MS" fo:font-size="12pt" fo:language="es" fo:country="ES" officeooo:rsid="0017b920" officeooo:paragraph-rsid="004e1057" style:font-name-asian="Arial Unicode MS" style:font-size-asian="12pt" style:font-name-complex="Arial Unicode MS" style:font-size-complex="12pt"/>
    </style:style>
    <style:style style:name="P150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51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152" style:family="paragraph" style:parent-style-name="Standard" style:list-style-name="WW8Num1">
      <style:text-properties style:font-name="Arial Unicode MS" fo:font-size="12pt" fo:language="es" fo:country="ES" officeooo:paragraph-rsid="003a1d10" style:font-name-asian="Arial Unicode MS" style:font-size-asian="12pt" style:font-name-complex="Arial Unicode MS" style:font-size-complex="12pt"/>
    </style:style>
    <style:style style:name="P153" style:family="paragraph" style:parent-style-name="Standard" style:list-style-name="WW8Num1">
      <style:text-properties style:font-name="Arial Unicode MS" fo:font-size="12pt" fo:language="es" fo:country="ES" officeooo:paragraph-rsid="003ca17d" style:font-name-asian="Arial Unicode MS" style:font-size-asian="12pt" style:font-name-complex="Arial Unicode MS" style:font-size-complex="12pt"/>
    </style:style>
    <style:style style:name="P154" style:family="paragraph" style:parent-style-name="Standard" style:list-style-name="WW8Num1">
      <style:text-properties style:font-name="Arial Unicode MS" fo:font-size="12pt" fo:language="es" fo:country="ES" officeooo:paragraph-rsid="00456823" style:font-name-asian="Arial Unicode MS" style:font-size-asian="12pt" style:font-name-complex="Arial Unicode MS" style:font-size-complex="12pt"/>
    </style:style>
    <style:style style:name="P155" style:family="paragraph" style:parent-style-name="Standard" style:list-style-name="WW8Num1">
      <style:text-properties style:font-name="Arial Unicode MS" fo:font-size="12pt" fo:language="es" fo:country="ES" officeooo:paragraph-rsid="0045af71" style:font-name-asian="Arial Unicode MS" style:font-size-asian="12pt" style:font-name-complex="Arial Unicode MS" style:font-size-complex="12pt"/>
    </style:style>
    <style:style style:name="P156" style:family="paragraph" style:parent-style-name="Standard" style:list-style-name="WW8Num1">
      <style:text-properties style:font-name="Arial Unicode MS" fo:font-size="12pt" fo:language="es" fo:country="ES" officeooo:paragraph-rsid="004e1057" style:font-name-asian="Arial Unicode MS" style:font-size-asian="12pt" style:font-name-complex="Arial Unicode MS" style:font-size-complex="12pt"/>
    </style:style>
    <style:style style:name="P157" style:family="paragraph" style:parent-style-name="Standard" style:list-style-name="WW8Num1">
      <style:text-properties style:font-name="Arial Unicode MS" fo:font-size="12pt" fo:language="es" fo:country="ES" officeooo:paragraph-rsid="004e6c65" style:font-name-asian="Arial Unicode MS" style:font-size-asian="12pt" style:font-name-complex="Arial Unicode MS" style:font-size-complex="12pt"/>
    </style:style>
    <style:style style:name="P158" style:family="paragraph" style:parent-style-name="Standard">
      <style:text-properties style:font-name="Arial Unicode MS" fo:font-size="12pt" fo:language="es" fo:country="ES" officeooo:paragraph-rsid="004e1057" style:font-name-asian="Arial Unicode MS" style:font-size-asian="12pt" style:font-name-complex="Arial Unicode MS" style:font-size-complex="12pt"/>
    </style:style>
    <style:style style:name="P159" style:family="paragraph" style:parent-style-name="Standard">
      <style:text-properties style:font-name="Arial Unicode MS" fo:font-size="12pt" fo:language="es" fo:country="ES" officeooo:paragraph-rsid="004e6c65" style:font-name-asian="Arial Unicode MS" style:font-size-asian="12pt" style:font-name-complex="Arial Unicode MS" style:font-size-complex="12pt"/>
    </style:style>
    <style:style style:name="P160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61" style:family="paragraph" style:parent-style-name="Standard" style:list-style-name="WW8Num5">
      <style:text-properties style:font-name="Arial Unicode MS" fo:font-size="12pt" fo:font-weight="bold" officeooo:paragraph-rsid="003a1d10" style:font-name-asian="Arial Unicode MS" style:font-size-asian="12pt" style:font-weight-asian="bold" style:font-name-complex="Arial Unicode MS" style:font-size-complex="12pt"/>
    </style:style>
    <style:style style:name="P162" style:family="paragraph" style:parent-style-name="Standard" style:list-style-name="WW8Num5">
      <style:text-properties style:font-name="Arial Unicode MS" fo:font-size="12pt" fo:font-weight="bold" officeooo:paragraph-rsid="003ca17d" style:font-name-asian="Arial Unicode MS" style:font-size-asian="12pt" style:font-weight-asian="bold" style:font-name-complex="Arial Unicode MS" style:font-size-complex="12pt"/>
    </style:style>
    <style:style style:name="P163" style:family="paragraph" style:parent-style-name="Standard" style:list-style-name="WW8Num5">
      <style:text-properties style:font-name="Arial Unicode MS" fo:font-size="12pt" fo:font-weight="bold" officeooo:paragraph-rsid="00456823" style:font-name-asian="Arial Unicode MS" style:font-size-asian="12pt" style:font-weight-asian="bold" style:font-name-complex="Arial Unicode MS" style:font-size-complex="12pt"/>
    </style:style>
    <style:style style:name="P164" style:family="paragraph" style:parent-style-name="Standard" style:list-style-name="WW8Num5">
      <style:text-properties style:font-name="Arial Unicode MS" fo:font-size="12pt" fo:font-weight="bold" officeooo:paragraph-rsid="0045af71" style:font-name-asian="Arial Unicode MS" style:font-size-asian="12pt" style:font-weight-asian="bold" style:font-name-complex="Arial Unicode MS" style:font-size-complex="12pt"/>
    </style:style>
    <style:style style:name="P165" style:family="paragraph" style:parent-style-name="Standard" style:list-style-name="WW8Num5">
      <style:text-properties style:font-name="Arial Unicode MS" fo:font-size="12pt" fo:font-weight="bold" officeooo:paragraph-rsid="004e1057" style:font-name-asian="Arial Unicode MS" style:font-size-asian="12pt" style:font-weight-asian="bold" style:font-name-complex="Arial Unicode MS" style:font-size-complex="12pt"/>
    </style:style>
    <style:style style:name="P166" style:family="paragraph" style:parent-style-name="Standard" style:list-style-name="WW8Num5">
      <style:text-properties style:font-name="Arial Unicode MS" fo:font-size="12pt" fo:font-weight="bold" officeooo:paragraph-rsid="004e6c65" style:font-name-asian="Arial Unicode MS" style:font-size-asian="12pt" style:font-weight-asian="bold" style:font-name-complex="Arial Unicode MS" style:font-size-complex="12pt"/>
    </style:style>
    <style:style style:name="P167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168" style:family="paragraph" style:parent-style-name="Standard" style:list-style-name="WW8Num5">
      <style:text-properties style:font-name="Arial Unicode MS" fo:font-size="12pt" fo:font-weight="bold" officeooo:rsid="0007c9d6" officeooo:paragraph-rsid="003a1d10" style:font-name-asian="Arial Unicode MS" style:font-size-asian="12pt" style:font-weight-asian="bold" style:font-name-complex="Arial Unicode MS" style:font-size-complex="12pt"/>
    </style:style>
    <style:style style:name="P169" style:family="paragraph" style:parent-style-name="Standard" style:list-style-name="WW8Num5">
      <style:text-properties style:font-name="Arial Unicode MS" fo:font-size="12pt" fo:font-weight="bold" officeooo:rsid="0007c9d6" officeooo:paragraph-rsid="003ca17d" style:font-name-asian="Arial Unicode MS" style:font-size-asian="12pt" style:font-weight-asian="bold" style:font-name-complex="Arial Unicode MS" style:font-size-complex="12pt"/>
    </style:style>
    <style:style style:name="P170" style:family="paragraph" style:parent-style-name="Standard" style:list-style-name="WW8Num5">
      <style:text-properties style:font-name="Arial Unicode MS" fo:font-size="12pt" fo:font-weight="bold" officeooo:rsid="0007c9d6" officeooo:paragraph-rsid="00456823" style:font-name-asian="Arial Unicode MS" style:font-size-asian="12pt" style:font-weight-asian="bold" style:font-name-complex="Arial Unicode MS" style:font-size-complex="12pt"/>
    </style:style>
    <style:style style:name="P171" style:family="paragraph" style:parent-style-name="Standard" style:list-style-name="WW8Num5">
      <style:text-properties style:font-name="Arial Unicode MS" fo:font-size="12pt" fo:font-weight="bold" officeooo:rsid="0007c9d6" officeooo:paragraph-rsid="0045af71" style:font-name-asian="Arial Unicode MS" style:font-size-asian="12pt" style:font-weight-asian="bold" style:font-name-complex="Arial Unicode MS" style:font-size-complex="12pt"/>
    </style:style>
    <style:style style:name="P172" style:family="paragraph" style:parent-style-name="Standard" style:list-style-name="WW8Num5">
      <style:text-properties style:font-name="Arial Unicode MS" fo:font-size="12pt" fo:font-weight="bold" officeooo:rsid="0007c9d6" officeooo:paragraph-rsid="004e1057" style:font-name-asian="Arial Unicode MS" style:font-size-asian="12pt" style:font-weight-asian="bold" style:font-name-complex="Arial Unicode MS" style:font-size-complex="12pt"/>
    </style:style>
    <style:style style:name="P173" style:family="paragraph" style:parent-style-name="Standard" style:list-style-name="WW8Num5">
      <style:text-properties style:font-name="Arial Unicode MS" fo:font-size="12pt" fo:font-weight="bold" officeooo:rsid="0007c9d6" officeooo:paragraph-rsid="004e6c65" style:font-name-asian="Arial Unicode MS" style:font-size-asian="12pt" style:font-weight-asian="bold" style:font-name-complex="Arial Unicode MS" style:font-size-complex="12pt"/>
    </style:style>
    <style:style style:name="P174" style:family="paragraph" style:parent-style-name="Standard">
      <style:text-properties style:font-name="Arial Unicode MS" fo:font-size="12pt" fo:font-weight="bold" officeooo:rsid="000ae794" officeooo:paragraph-rsid="004e1057" style:font-name-asian="Arial Unicode MS" style:font-size-asian="12pt" style:font-weight-asian="bold" style:font-name-complex="Arial Unicode MS" style:font-size-complex="12pt" style:font-weight-complex="bold"/>
    </style:style>
    <style:style style:name="P175" style:family="paragraph" style:parent-style-name="Standard">
      <style:text-properties style:font-name="Arial Unicode MS" fo:font-size="12pt" fo:font-weight="bold" officeooo:rsid="000ae794" officeooo:paragraph-rsid="004e6c65" style:font-name-asian="Arial Unicode MS" style:font-size-asian="12pt" style:font-weight-asian="bold" style:font-name-complex="Arial Unicode MS" style:font-size-complex="12pt" style:font-weight-complex="bold"/>
    </style:style>
    <style:style style:name="P176" style:family="paragraph" style:parent-style-name="Standard">
      <style:text-properties style:font-name="Arial Unicode MS" fo:font-size="12pt" fo:font-weight="bold" officeooo:paragraph-rsid="004e1057" style:font-name-asian="Arial Unicode MS" style:font-size-asian="12pt" style:font-weight-asian="bold" style:font-name-complex="Arial Unicode MS" style:font-size-complex="12pt" style:font-weight-complex="bold"/>
    </style:style>
    <style:style style:name="P177" style:family="paragraph" style:parent-style-name="Standard">
      <style:text-properties style:font-name="Arial Unicode MS" fo:font-size="12pt" fo:font-weight="bold" officeooo:paragraph-rsid="004e6c65" style:font-name-asian="Arial Unicode MS" style:font-size-asian="12pt" style:font-weight-asian="bold" style:font-name-complex="Arial Unicode MS" style:font-size-complex="12pt" style:font-weight-complex="bold"/>
    </style:style>
    <style:style style:name="P178" style:family="paragraph" style:parent-style-name="Standard" style:list-style-name="WW8Num5">
      <style:text-properties style:font-name="Arial Unicode MS" fo:font-size="12pt" officeooo:rsid="002d523b" officeooo:paragraph-rsid="002d523b" style:font-name-asian="Arial Unicode MS" style:font-size-asian="12pt" style:font-name-complex="Arial Unicode MS" style:font-size-complex="12pt"/>
    </style:style>
    <style:style style:name="P179" style:family="paragraph" style:parent-style-name="Standard" style:list-style-name="WW8Num5">
      <style:text-properties style:font-name="Arial Unicode MS" fo:font-size="12pt" officeooo:rsid="003a1d10" officeooo:paragraph-rsid="003a1d10" style:font-name-asian="Arial Unicode MS" style:font-size-asian="12pt" style:font-name-complex="Arial Unicode MS" style:font-size-complex="12pt"/>
    </style:style>
    <style:style style:name="P180" style:family="paragraph" style:parent-style-name="Standard" style:list-style-name="WW8Num5">
      <style:text-properties style:font-name="Arial Unicode MS" fo:font-size="12pt" officeooo:rsid="003a1d10" officeooo:paragraph-rsid="003ca17d" style:font-name-asian="Arial Unicode MS" style:font-size-asian="12pt" style:font-name-complex="Arial Unicode MS" style:font-size-complex="12pt"/>
    </style:style>
    <style:style style:name="P181" style:family="paragraph" style:parent-style-name="Standard" style:list-style-name="WW8Num5">
      <style:text-properties style:font-name="Arial Unicode MS" fo:font-size="12pt" officeooo:rsid="003a1d10" officeooo:paragraph-rsid="00456823" style:font-name-asian="Arial Unicode MS" style:font-size-asian="12pt" style:font-name-complex="Arial Unicode MS" style:font-size-complex="12pt"/>
    </style:style>
    <style:style style:name="P182" style:family="paragraph" style:parent-style-name="Standard" style:list-style-name="WW8Num5">
      <style:text-properties style:font-name="Arial Unicode MS" fo:font-size="12pt" officeooo:rsid="003a1d10" officeooo:paragraph-rsid="0045af71" style:font-name-asian="Arial Unicode MS" style:font-size-asian="12pt" style:font-name-complex="Arial Unicode MS" style:font-size-complex="12pt"/>
    </style:style>
    <style:style style:name="P183" style:family="paragraph" style:parent-style-name="Standard">
      <style:text-properties style:font-name="Arial Unicode MS" fo:font-size="12pt" officeooo:paragraph-rsid="003ca17d" style:font-name-asian="Arial Unicode MS" style:font-size-asian="12pt" style:font-name-complex="Arial Unicode MS" style:font-size-complex="12pt"/>
    </style:style>
    <style:style style:name="P184" style:family="paragraph" style:parent-style-name="Standard">
      <style:paragraph-properties fo:text-align="justify" style:justify-single-word="false"/>
      <style:text-properties style:font-name="Arial Unicode MS" fo:font-size="12pt" officeooo:paragraph-rsid="004e1057" style:font-name-asian="Arial Unicode MS" style:font-size-asian="12pt" style:font-name-complex="Arial Unicode MS" style:font-size-complex="12pt"/>
    </style:style>
    <style:style style:name="P185" style:family="paragraph" style:parent-style-name="Standard">
      <style:paragraph-properties fo:text-align="justify" style:justify-single-word="false"/>
      <style:text-properties style:font-name="Arial Unicode MS" fo:font-size="12pt" officeooo:paragraph-rsid="004e6c65" style:font-name-asian="Arial Unicode MS" style:font-size-asian="12pt" style:font-name-complex="Arial Unicode MS" style:font-size-complex="12pt"/>
    </style:style>
    <style:style style:name="P186" style:family="paragraph" style:parent-style-name="Standard">
      <style:text-properties style:font-name="Arial Unicode MS" fo:font-size="12pt" officeooo:rsid="000ae794" officeooo:paragraph-rsid="004e1057" style:font-name-asian="Arial Unicode MS" style:font-size-asian="12pt" style:font-name-complex="Arial Unicode MS" style:font-size-complex="12pt"/>
    </style:style>
    <style:style style:name="P187" style:family="paragraph" style:parent-style-name="Standard">
      <style:text-properties style:font-name="Arial Unicode MS" fo:font-size="12pt" officeooo:rsid="000ae794" officeooo:paragraph-rsid="004e6c65" style:font-name-asian="Arial Unicode MS" style:font-size-asian="12pt" style:font-name-complex="Arial Unicode MS" style:font-size-complex="12pt"/>
    </style:style>
    <style:style style:name="P188" style:family="paragraph" style:parent-style-name="Standard">
      <style:text-properties style:font-name="Arial Unicode MS" fo:font-size="12pt" officeooo:paragraph-rsid="004e1057" style:font-name-asian="Arial Unicode MS" style:font-size-asian="12pt" style:font-name-complex="Arial Unicode MS" style:font-size-complex="12pt"/>
    </style:style>
    <style:style style:name="P189" style:family="paragraph" style:parent-style-name="Standard">
      <style:text-properties style:font-name="Arial Unicode MS" fo:font-size="12pt" officeooo:paragraph-rsid="004e6c65" style:font-name-asian="Arial Unicode MS" style:font-size-asian="12pt" style:font-name-complex="Arial Unicode MS" style:font-size-complex="12pt"/>
    </style:style>
    <style:style style:name="P190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191" style:family="paragraph" style:parent-style-name="Standard" style:list-style-name="WW8Num1">
      <style:text-properties fo:font-size="12pt" officeooo:paragraph-rsid="003a1d10" style:font-size-asian="12pt" style:font-size-complex="12pt"/>
    </style:style>
    <style:style style:name="P192" style:family="paragraph" style:parent-style-name="Standard" style:list-style-name="WW8Num1">
      <style:text-properties fo:font-size="12pt" officeooo:paragraph-rsid="003ca17d" style:font-size-asian="12pt" style:font-size-complex="12pt"/>
    </style:style>
    <style:style style:name="P193" style:family="paragraph" style:parent-style-name="Standard" style:list-style-name="WW8Num1">
      <style:text-properties fo:font-size="12pt" officeooo:paragraph-rsid="00456823" style:font-size-asian="12pt" style:font-size-complex="12pt"/>
    </style:style>
    <style:style style:name="P194" style:family="paragraph" style:parent-style-name="Standard" style:list-style-name="WW8Num1">
      <style:text-properties fo:font-size="12pt" officeooo:paragraph-rsid="0045af71" style:font-size-asian="12pt" style:font-size-complex="12pt"/>
    </style:style>
    <style:style style:name="P195" style:family="paragraph" style:parent-style-name="Standard" style:list-style-name="WW8Num1">
      <style:text-properties fo:font-size="12pt" officeooo:paragraph-rsid="004e1057" style:font-size-asian="12pt" style:font-size-complex="12pt"/>
    </style:style>
    <style:style style:name="P196" style:family="paragraph" style:parent-style-name="Standard" style:list-style-name="WW8Num1">
      <style:text-properties fo:font-size="12pt" officeooo:paragraph-rsid="004e6c65" style:font-size-asian="12pt" style:font-size-complex="12pt"/>
    </style:style>
    <style:style style:name="P197" style:family="paragraph" style:parent-style-name="Standard">
      <style:text-properties fo:font-size="12pt" officeooo:paragraph-rsid="004e1057" style:font-size-asian="12pt" style:font-size-complex="12pt"/>
    </style:style>
    <style:style style:name="P198" style:family="paragraph" style:parent-style-name="Standard">
      <style:text-properties fo:font-size="12pt" officeooo:paragraph-rsid="004e6c65" style:font-size-asian="12pt" style:font-size-complex="12pt"/>
    </style:style>
    <style:style style:name="P199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2e167c" officeooo:paragraph-rsid="002e167c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0" style:family="paragraph" style:parent-style-name="Standard" style:list-style-name="L3">
      <style:text-properties style:use-window-font-color="true" style:font-name="Arial Unicode MS" fo:font-size="12pt" fo:language="es" fo:country="PR" fo:font-weight="normal" officeooo:rsid="002e167c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1" style:family="paragraph" style:parent-style-name="Standard" style:list-style-name="L5">
      <style:text-properties style:use-window-font-color="true" style:font-name="Arial Unicode MS" fo:font-size="12pt" fo:language="es" fo:country="PR" fo:font-weight="normal" officeooo:rsid="002e167c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2" style:family="paragraph" style:parent-style-name="Standard" style:list-style-name="L6">
      <style:text-properties style:use-window-font-color="true" style:font-name="Arial Unicode MS" fo:font-size="12pt" fo:language="es" fo:country="PR" fo:font-weight="normal" officeooo:rsid="002e167c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3" style:family="paragraph" style:parent-style-name="Standard" style:list-style-name="L7">
      <style:text-properties style:use-window-font-color="true" style:font-name="Arial Unicode MS" fo:font-size="12pt" fo:language="es" fo:country="PR" fo:font-weight="normal" officeooo:rsid="002e167c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4" style:family="paragraph" style:parent-style-name="Standard">
      <style:text-properties style:use-window-font-color="true" style:font-name="Arial Unicode MS" fo:font-size="12pt" fo:language="es" fo:country="PR" fo:font-weight="normal" officeooo:rsid="002e167c" officeooo:paragraph-rsid="004e105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5" style:family="paragraph" style:parent-style-name="Standard">
      <style:text-properties style:use-window-font-color="true" style:font-name="Arial Unicode MS" fo:font-size="12pt" fo:language="es" fo:country="PR" fo:font-weight="normal" officeooo:rsid="002e167c" officeooo:paragraph-rsid="004e6c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6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4e105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7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4e6c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8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4e105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09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4e6c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10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4e105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11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4e6c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12" style:family="paragraph" style:parent-style-name="Standard" style:list-style-name="L8">
      <style:text-properties style:use-window-font-color="true" style:font-name="Arial Unicode MS" fo:font-size="12pt" fo:language="es" fo:country="PR" fo:font-weight="normal" officeooo:rsid="004e1057" officeooo:paragraph-rsid="004e105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13" style:family="paragraph" style:parent-style-name="Standard" style:list-style-name="L9">
      <style:text-properties style:use-window-font-color="true" style:font-name="Arial Unicode MS" fo:font-size="12pt" fo:language="es" fo:country="PR" fo:font-weight="normal" officeooo:rsid="004e1057" officeooo:paragraph-rsid="004e6c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14" style:family="paragraph" style:parent-style-name="Standard">
      <style:text-properties officeooo:paragraph-rsid="004e1057"/>
    </style:style>
    <style:style style:name="P215" style:family="paragraph" style:parent-style-name="Standard">
      <style:text-properties officeooo:paragraph-rsid="004e6c65"/>
    </style:style>
    <style:style style:name="P216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17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218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219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220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221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4e1057" style:font-name-asian="Arial Unicode MS" style:font-size-asian="12pt" style:font-name-complex="Arial Unicode MS" style:font-size-complex="12pt" style:language-complex="ar" style:country-complex="SA"/>
    </style:style>
    <style:style style:name="P222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4e6c65" style:font-name-asian="Arial Unicode MS" style:font-size-asian="12pt" style:font-name-complex="Arial Unicode MS" style:font-size-complex="12pt" style:language-complex="ar" style:country-complex="SA"/>
    </style:style>
    <style:style style:name="P223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224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225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3a1d10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226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3ca17d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227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45af71" officeooo:paragraph-rsid="0045af71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228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45af71" officeooo:paragraph-rsid="004e1057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229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45d076" officeooo:paragraph-rsid="0045d076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230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4e1057" officeooo:paragraph-rsid="004e1057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231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4e1057" officeooo:paragraph-rsid="004e6c65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232" style:family="paragraph" style:parent-style-name="Standard">
      <style:paragraph-properties fo:text-align="justify" style:justify-single-word="false" fo:break-before="page"/>
      <style:text-properties officeooo:paragraph-rsid="004e1057"/>
    </style:style>
    <style:style style:name="P233" style:family="paragraph" style:parent-style-name="Standard">
      <style:paragraph-properties fo:text-align="justify" style:justify-single-word="false" fo:break-before="page"/>
      <style:text-properties officeooo:paragraph-rsid="004e6c65"/>
    </style:style>
    <style:style style:name="P234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4e1057" style:font-name-asian="Arial Unicode MS" style:font-size-asian="12pt" style:font-name-complex="Arial Unicode MS" style:font-size-complex="12pt"/>
    </style:style>
    <style:style style:name="P235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4e6c65" style:font-name-asian="Arial Unicode MS" style:font-size-asian="12pt" style:font-name-complex="Arial Unicode MS" style:font-size-complex="12pt"/>
    </style:style>
    <style:style style:name="P236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4e1057" style:font-name-asian="Arial Unicode MS" style:font-size-asian="12pt" style:font-weight-asian="bold" style:font-name-complex="Arial Unicode MS" style:font-size-complex="12pt"/>
    </style:style>
    <style:style style:name="P23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4e6c65" style:font-name-asian="Arial Unicode MS" style:font-size-asian="12pt" style:font-weight-asian="bold" style:font-name-complex="Arial Unicode MS" style:font-size-complex="12pt"/>
    </style:style>
    <style:style style:name="P238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4e1057" style:font-name-asian="Arial Unicode MS" style:font-size-asian="12pt" style:font-name-complex="Arial Unicode MS" style:font-size-complex="12pt"/>
    </style:style>
    <style:style style:name="P239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4e6c65" style:font-name-asian="Arial Unicode MS" style:font-size-asian="12pt" style:font-name-complex="Arial Unicode MS" style:font-size-complex="12pt"/>
    </style:style>
    <style:style style:name="P240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41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242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243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244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245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4e1057" style:font-name-asian="Arial Unicode MS" style:font-size-asian="12pt" style:font-name-complex="Arial Unicode MS" style:font-size-complex="12pt" style:language-complex="ar" style:country-complex="SA"/>
    </style:style>
    <style:style style:name="P246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4e6c65" style:font-name-asian="Arial Unicode MS" style:font-size-asian="12pt" style:font-name-complex="Arial Unicode MS" style:font-size-complex="12pt" style:language-complex="ar" style:country-complex="SA"/>
    </style:style>
    <style:style style:name="P247" style:family="paragraph" style:parent-style-name="Text_20_body" style:list-style-name="L1">
      <style:text-properties style:use-window-font-color="true" style:font-name="Arial Unicode MS" fo:font-size="12pt" fo:language="es" fo:country="PR" fo:font-weight="bold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248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49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250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251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252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253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4e1057" style:font-name-asian="Arial Unicode MS" style:font-size-asian="12pt" style:font-name-complex="Arial Unicode MS" style:font-size-complex="12pt" style:language-complex="ar" style:country-complex="SA"/>
    </style:style>
    <style:style style:name="P254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4e6c65" style:font-name-asian="Arial Unicode MS" style:font-size-asian="12pt" style:font-name-complex="Arial Unicode MS" style:font-size-complex="12pt" style:language-complex="ar" style:country-complex="SA"/>
    </style:style>
    <style:style style:name="P255" style:family="paragraph" style:parent-style-name="Text_20_body">
      <style:text-properties style:use-window-font-color="true" style:font-name="Arial Unicode MS" fo:font-size="12pt" fo:language="es" fo:country="PR" officeooo:rsid="001ee1fe" officeooo:paragraph-rsid="004e1057" style:font-name-asian="Arial Unicode MS" style:font-size-asian="12pt" style:font-name-complex="Arial Unicode MS" style:font-size-complex="12pt" style:language-complex="ar" style:country-complex="SA"/>
    </style:style>
    <style:style style:name="P256" style:family="paragraph" style:parent-style-name="Text_20_body">
      <style:text-properties style:use-window-font-color="true" style:font-name="Arial Unicode MS" fo:font-size="12pt" fo:language="es" fo:country="PR" officeooo:rsid="001ee1fe" officeooo:paragraph-rsid="004e6c65" style:font-name-asian="Arial Unicode MS" style:font-size-asian="12pt" style:font-name-complex="Arial Unicode MS" style:font-size-complex="12pt" style:language-complex="ar" style:country-complex="SA"/>
    </style:style>
    <style:style style:name="P257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ef7fc" style:font-name-asian="Arial Unicode MS" style:font-size-asian="12pt" style:font-name-complex="Arial Unicode MS" style:font-size-complex="12pt" style:language-complex="ar" style:country-complex="SA"/>
    </style:style>
    <style:style style:name="P258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259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260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261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262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4e1057" style:font-name-asian="Arial Unicode MS" style:font-size-asian="12pt" style:font-name-complex="Arial Unicode MS" style:font-size-complex="12pt" style:language-complex="ar" style:country-complex="SA"/>
    </style:style>
    <style:style style:name="P263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4e6c65" style:font-name-asian="Arial Unicode MS" style:font-size-asian="12pt" style:font-name-complex="Arial Unicode MS" style:font-size-complex="12pt" style:language-complex="ar" style:country-complex="SA"/>
    </style:style>
    <style:style style:name="P264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265" style:family="paragraph" style:parent-style-name="Text_20_body" style:list-style-name="L1">
      <style:text-properties style:use-window-font-color="true" style:font-name="Arial Unicode MS" fo:font-size="12pt" fo:language="es" fo:country="PR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266" style:family="paragraph" style:parent-style-name="Text_20_body" style:list-style-name="L1">
      <style:text-properties style:use-window-font-color="true" style:font-name="Arial Unicode MS" fo:font-size="12pt" fo:language="es" fo:country="PR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267" style:family="paragraph" style:parent-style-name="Text_20_body" style:list-style-name="L1">
      <style:text-properties style:use-window-font-color="true" style:font-name="Arial Unicode MS" fo:font-size="12pt" fo:language="es" fo:country="PR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268" style:family="paragraph" style:parent-style-name="Text_20_body" style:list-style-name="L1">
      <style:text-properties style:use-window-font-color="true" style:font-name="Arial Unicode MS" fo:font-size="12pt" fo:language="es" fo:country="PR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269" style:family="paragraph" style:parent-style-name="Text_20_body" style:list-style-name="L1">
      <style:text-properties style:use-window-font-color="true" style:font-name="Arial Unicode MS" fo:font-size="12pt" fo:language="es" fo:country="PR" officeooo:paragraph-rsid="004e1057" style:font-name-asian="Arial Unicode MS" style:font-size-asian="12pt" style:font-name-complex="Arial Unicode MS" style:font-size-complex="12pt" style:language-complex="ar" style:country-complex="SA"/>
    </style:style>
    <style:style style:name="P270" style:family="paragraph" style:parent-style-name="Text_20_body" style:list-style-name="L1">
      <style:text-properties style:use-window-font-color="true" style:font-name="Arial Unicode MS" fo:font-size="12pt" fo:language="es" fo:country="PR" officeooo:paragraph-rsid="004e6c65" style:font-name-asian="Arial Unicode MS" style:font-size-asian="12pt" style:font-name-complex="Arial Unicode MS" style:font-size-complex="12pt" style:language-complex="ar" style:country-complex="SA"/>
    </style:style>
    <style:style style:name="P271" style:family="paragraph" style:parent-style-name="Text_20_body" style:list-style-name="L1"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272" style:family="paragraph" style:parent-style-name="Text_20_body">
      <style:text-properties style:use-window-font-color="true" style:font-name="Arial Unicode MS" fo:font-size="12pt" fo:language="es" fo:country="PR" officeooo:rsid="001baaa8" officeooo:paragraph-rsid="004e1057" style:font-name-asian="Arial Unicode MS" style:font-size-asian="12pt" style:font-name-complex="Arial Unicode MS" style:font-size-complex="12pt" style:language-complex="ar" style:country-complex="SA"/>
    </style:style>
    <style:style style:name="P273" style:family="paragraph" style:parent-style-name="Text_20_body">
      <style:text-properties style:use-window-font-color="true" style:font-name="Arial Unicode MS" fo:font-size="12pt" fo:language="es" fo:country="PR" officeooo:rsid="001baaa8" officeooo:paragraph-rsid="004e6c65" style:font-name-asian="Arial Unicode MS" style:font-size-asian="12pt" style:font-name-complex="Arial Unicode MS" style:font-size-complex="12pt" style:language-complex="ar" style:country-complex="SA"/>
    </style:style>
    <style:style style:name="P274" style:family="paragraph" style:parent-style-name="Text_20_body" style:list-style-name="L1">
      <style:text-properties style:use-window-font-color="true" style:font-name="Arial Unicode MS" fo:font-size="12pt" fo:language="es" fo:country="PR" officeooo:rsid="002631d5" officeooo:paragraph-rsid="002631d5" style:font-name-asian="Arial Unicode MS" style:font-size-asian="12pt" style:font-name-complex="Arial Unicode MS" style:font-size-complex="12pt" style:language-complex="ar" style:country-complex="SA"/>
    </style:style>
    <style:style style:name="P275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3a1d10" style:font-name-asian="Arial Unicode MS" style:font-size-asian="12pt" style:font-name-complex="Arial Unicode MS" style:font-size-complex="12pt" style:language-complex="ar" style:country-complex="SA"/>
    </style:style>
    <style:style style:name="P276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3ca17d" style:font-name-asian="Arial Unicode MS" style:font-size-asian="12pt" style:font-name-complex="Arial Unicode MS" style:font-size-complex="12pt" style:language-complex="ar" style:country-complex="SA"/>
    </style:style>
    <style:style style:name="P277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456823" style:font-name-asian="Arial Unicode MS" style:font-size-asian="12pt" style:font-name-complex="Arial Unicode MS" style:font-size-complex="12pt" style:language-complex="ar" style:country-complex="SA"/>
    </style:style>
    <style:style style:name="P278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45af71" style:font-name-asian="Arial Unicode MS" style:font-size-asian="12pt" style:font-name-complex="Arial Unicode MS" style:font-size-complex="12pt" style:language-complex="ar" style:country-complex="SA"/>
    </style:style>
    <style:style style:name="P279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4e1057" style:font-name-asian="Arial Unicode MS" style:font-size-asian="12pt" style:font-name-complex="Arial Unicode MS" style:font-size-complex="12pt" style:language-complex="ar" style:country-complex="SA"/>
    </style:style>
    <style:style style:name="P280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4e6c65" style:font-name-asian="Arial Unicode MS" style:font-size-asian="12pt" style:font-name-complex="Arial Unicode MS" style:font-size-complex="12pt" style:language-complex="ar" style:country-complex="SA"/>
    </style:style>
    <style:style style:name="P281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1baaa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2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3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4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5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6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4e105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7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4e6c6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8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2ccb05" officeooo:paragraph-rsid="002ccb0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9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bddd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0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a1d1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1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2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456823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3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a1d10" officeooo:paragraph-rsid="0045d07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4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3ca17d" officeooo:paragraph-rsid="003ca17d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5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45af71" officeooo:paragraph-rsid="0045af71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6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45d076" officeooo:paragraph-rsid="0045d076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97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paragraph-rsid="004e1057" style:font-name-asian="Arial Unicode MS" style:font-size-asian="12pt" style:font-name-complex="Arial Unicode MS" style:font-size-complex="12pt" style:language-complex="ar" style:country-complex="SA"/>
    </style:style>
    <style:style style:name="P298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paragraph-rsid="004e6c65" style:font-name-asian="Arial Unicode MS" style:font-size-asian="12pt" style:font-name-complex="Arial Unicode MS" style:font-size-complex="12pt" style:language-complex="ar" style:country-complex="SA"/>
    </style:style>
    <style:style style:name="P299" style:family="paragraph" style:parent-style-name="Text_20_body" style:list-style-name="L1">
      <style:text-properties officeooo:rsid="00456823" officeooo:paragraph-rsid="00456823"/>
    </style:style>
    <style:style style:name="P300" style:family="paragraph" style:parent-style-name="Text_20_body" style:list-style-name="L1">
      <style:text-properties officeooo:rsid="0045af71" officeooo:paragraph-rsid="0045af71"/>
    </style:style>
    <style:style style:name="P301" style:family="paragraph" style:parent-style-name="Text_20_body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56823" officeooo:paragraph-rsid="00456823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02" style:family="paragraph" style:parent-style-name="Text_20_body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56823" officeooo:paragraph-rsid="0045af71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03" style:family="paragraph" style:parent-style-name="Text_20_body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56823" officeooo:paragraph-rsid="004e1057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04" style:family="paragraph" style:parent-style-name="Text_20_body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93118" officeooo:paragraph-rsid="00493118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05" style:family="paragraph" style:parent-style-name="Text_20_body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ae8eb" officeooo:paragraph-rsid="004ae8eb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06" style:family="paragraph" style:parent-style-name="Text_20_body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e1057" officeooo:paragraph-rsid="004e1057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07" style:family="paragraph" style:parent-style-name="Text_20_body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e6c65" officeooo:paragraph-rsid="004e6c65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08" style:family="paragraph" style:parent-style-name="Text_20_body">
      <style:text-properties fo:font-variant="normal" fo:text-transform="none" fo:color="#000000" style:text-line-through-style="none" style:text-line-through-type="none" fo:letter-spacing="normal" style:text-underline-style="none" officeooo:paragraph-rsid="004e6c65" style:text-blinking="false"/>
    </style:style>
    <style:style style:name="P30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10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1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31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officeooo:paragraph-rsid="00456823" style:text-blinking="false"/>
    </style:style>
    <style:style style:name="P313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officeooo:paragraph-rsid="0045af71" style:text-blinking="false"/>
    </style:style>
    <style:style style:name="P31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officeooo:paragraph-rsid="004e1057" style:text-blinking="false"/>
    </style:style>
    <style:style style:name="P315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31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paragraph-rsid="00456823" style:text-blinking="false"/>
    </style:style>
    <style:style style:name="P317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paragraph-rsid="0045af71" style:text-blinking="false"/>
    </style:style>
    <style:style style:name="P31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paragraph-rsid="004e1057" style:text-blinking="false"/>
    </style:style>
    <style:style style:name="P319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paragraph-rsid="00456823" style:text-blinking="false"/>
    </style:style>
    <style:style style:name="P320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paragraph-rsid="0045af71" style:text-blinking="false"/>
    </style:style>
    <style:style style:name="P32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paragraph-rsid="004e1057" style:text-blinking="false"/>
    </style:style>
    <style:style style:name="P322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paragraph-rsid="004e6c65" style:text-blinking="false"/>
    </style:style>
    <style:style style:name="P323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56823" officeooo:paragraph-rsid="00456823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2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56823" officeooo:paragraph-rsid="0045af71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25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56823" officeooo:paragraph-rsid="004e1057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2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56823" officeooo:paragraph-rsid="004e6c65" style:text-blinking="false" style:font-name-asian="Arial Unicode MS" style:font-size-asian="12pt" style:font-name-complex="Arial Unicode MS" style:font-size-complex="12pt" style:language-complex="ar" style:country-complex="SA"/>
    </style:style>
    <style:style style:name="P327" style:family="paragraph" style:parent-style-name="Normal_20__28_Web_29_">
      <style:paragraph-properties fo:text-align="justify" style:justify-single-word="false"/>
      <style:text-properties fo:font-size="12pt" officeooo:paragraph-rsid="004e1057" style:font-size-asian="12pt" style:font-size-complex="12pt"/>
    </style:style>
    <style:style style:name="P328" style:family="paragraph" style:parent-style-name="Normal_20__28_Web_29_">
      <style:paragraph-properties fo:text-align="justify" style:justify-single-word="false"/>
      <style:text-properties fo:font-size="12pt" officeooo:paragraph-rsid="004e6c65" style:font-size-asian="12pt" style:font-size-complex="12pt"/>
    </style:style>
    <style:style style:name="P329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4e1057" style:font-name-asian="Arial Unicode MS" style:font-size-asian="12pt" style:font-weight-asian="bold" style:font-name-complex="Arial Unicode MS" style:font-size-complex="12pt" style:font-weight-complex="bold"/>
    </style:style>
    <style:style style:name="P330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4e6c65" style:font-name-asian="Arial Unicode MS" style:font-size-asian="12pt" style:font-weight-asian="bold" style:font-name-complex="Arial Unicode MS" style:font-size-complex="12pt" style:font-weight-complex="bold"/>
    </style:style>
    <style:style style:name="P331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4e1057" style:font-name-asian="Arial Unicode MS" style:font-size-asian="12pt" style:font-name-complex="Arial Unicode MS" style:font-size-complex="12pt"/>
    </style:style>
    <style:style style:name="P332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4e6c65" style:font-name-asian="Arial Unicode MS" style:font-size-asian="12pt" style:font-name-complex="Arial Unicode MS" style:font-size-complex="12pt"/>
    </style:style>
    <style:style style:name="P333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4e1057" style:font-size-asian="12pt" style:font-weight-asian="bold" style:font-size-complex="12pt" style:font-weight-complex="bold"/>
    </style:style>
    <style:style style:name="P334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4e6c65" style:font-size-asian="12pt" style:font-weight-asian="bold" style:font-size-complex="12pt" style:font-weight-complex="bold"/>
    </style:style>
    <style:style style:name="P335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4e1057" style:font-size-asian="12pt" style:font-weight-asian="bold" style:font-size-complex="12pt" style:font-weight-complex="bold"/>
    </style:style>
    <style:style style:name="P336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4e6c65" style:font-size-asian="12pt" style:font-weight-asian="bold" style:font-size-complex="12pt" style:font-weight-complex="bold"/>
    </style:style>
    <style:style style:name="P337" style:family="paragraph" style:parent-style-name="Table_20_Contents">
      <style:text-properties fo:font-size="12pt" officeooo:rsid="002f7d46" officeooo:paragraph-rsid="004e1057" style:font-size-asian="12pt" style:font-size-complex="12pt"/>
    </style:style>
    <style:style style:name="P338" style:family="paragraph" style:parent-style-name="Table_20_Contents">
      <style:text-properties fo:font-size="12pt" officeooo:rsid="002f7d46" officeooo:paragraph-rsid="004e6c65" style:font-size-asian="12pt" style:font-size-complex="12pt"/>
    </style:style>
    <style:style style:name="P339" style:family="paragraph" style:parent-style-name="Table_20_Contents">
      <style:text-properties fo:font-size="12pt" officeooo:rsid="00300a02" officeooo:paragraph-rsid="004e1057" style:font-size-asian="12pt" style:font-size-complex="12pt"/>
    </style:style>
    <style:style style:name="P340" style:family="paragraph" style:parent-style-name="Table_20_Contents">
      <style:text-properties fo:font-size="12pt" officeooo:rsid="00300a02" officeooo:paragraph-rsid="004e6c65" style:font-size-asian="12pt" style:font-size-complex="12pt"/>
    </style:style>
    <style:style style:name="P341" style:family="paragraph" style:parent-style-name="Table_20_Contents">
      <style:text-properties fo:font-size="12pt" officeooo:rsid="003a1d10" officeooo:paragraph-rsid="004e1057" style:font-size-asian="12pt" style:font-size-complex="12pt"/>
    </style:style>
    <style:style style:name="P342" style:family="paragraph" style:parent-style-name="Table_20_Contents">
      <style:text-properties fo:font-size="12pt" officeooo:rsid="003a1d10" officeooo:paragraph-rsid="004e6c65" style:font-size-asian="12pt" style:font-size-complex="12pt"/>
    </style:style>
    <style:style style:name="P343" style:family="paragraph" style:parent-style-name="Table_20_Contents">
      <style:text-properties fo:font-size="12pt" officeooo:rsid="001d9170" officeooo:paragraph-rsid="004e1057" style:font-size-asian="12pt" style:font-size-complex="12pt"/>
    </style:style>
    <style:style style:name="P344" style:family="paragraph" style:parent-style-name="Table_20_Contents">
      <style:text-properties fo:font-size="12pt" officeooo:rsid="001d9170" officeooo:paragraph-rsid="004e6c65" style:font-size-asian="12pt" style:font-size-complex="12pt"/>
    </style:style>
    <style:style style:name="P345" style:family="paragraph" style:parent-style-name="Table_20_Contents">
      <style:text-properties fo:font-size="12pt" officeooo:rsid="0045af71" officeooo:paragraph-rsid="004e1057" style:font-size-asian="12pt" style:font-size-complex="12pt"/>
    </style:style>
    <style:style style:name="P346" style:family="paragraph" style:parent-style-name="Table_20_Contents">
      <style:text-properties fo:font-size="12pt" officeooo:rsid="0045af71" officeooo:paragraph-rsid="004e6c65" style:font-size-asian="12pt" style:font-size-complex="12pt"/>
    </style:style>
    <style:style style:name="P347" style:family="paragraph" style:parent-style-name="Table_20_Contents">
      <style:text-properties fo:font-size="12pt" officeooo:paragraph-rsid="004e1057" style:font-size-asian="12pt" style:font-size-complex="12pt"/>
    </style:style>
    <style:style style:name="P348" style:family="paragraph" style:parent-style-name="Table_20_Contents">
      <style:text-properties fo:font-size="12pt" officeooo:paragraph-rsid="004e6c65" style:font-size-asian="12pt" style:font-size-complex="12pt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0676ed" style:font-name-asian="Arial Unicode MS" style:font-name-complex="Arial Unicode MS"/>
    </style:style>
    <style:style style:name="T6" style:family="text">
      <style:text-properties style:font-name="Arial Unicode MS" officeooo:rsid="0011cf0a" style:font-name-asian="Arial Unicode MS" style:font-name-complex="Arial Unicode MS"/>
    </style:style>
    <style:style style:name="T7" style:family="text">
      <style:text-properties style:font-name="Arial Unicode MS" officeooo:rsid="0017b920" style:font-name-asian="Arial Unicode MS" style:font-name-complex="Arial Unicode MS"/>
    </style:style>
    <style:style style:name="T8" style:family="text">
      <style:text-properties style:font-name="Arial Unicode MS" officeooo:rsid="00317e55" style:font-name-asian="Arial Unicode MS" style:font-name-complex="Arial Unicode MS"/>
    </style:style>
    <style:style style:name="T9" style:family="text">
      <style:text-properties style:font-name="Arial Unicode MS" officeooo:rsid="0034f61b" style:font-name-asian="Arial Unicode MS" style:font-name-complex="Arial Unicode MS"/>
    </style:style>
    <style:style style:name="T10" style:family="text">
      <style:text-properties style:font-name="Arial Unicode MS" officeooo:rsid="00355cfc" style:font-name-asian="Arial Unicode MS" style:font-name-complex="Arial Unicode MS"/>
    </style:style>
    <style:style style:name="T11" style:family="text">
      <style:text-properties style:font-name="Arial Unicode MS" officeooo:rsid="003a1d10" style:font-name-asian="Arial Unicode MS" style:font-name-complex="Arial Unicode MS"/>
    </style:style>
    <style:style style:name="T12" style:family="text">
      <style:text-properties style:font-name="Arial Unicode MS" officeooo:rsid="003ca17d" style:font-name-asian="Arial Unicode MS" style:font-name-complex="Arial Unicode MS"/>
    </style:style>
    <style:style style:name="T13" style:family="text">
      <style:text-properties style:font-name="Arial Unicode MS" officeooo:rsid="003e2dbb" style:font-name-asian="Arial Unicode MS" style:font-name-complex="Arial Unicode MS"/>
    </style:style>
    <style:style style:name="T14" style:family="text">
      <style:text-properties style:font-name="Arial Unicode MS" officeooo:rsid="003ecf58" style:font-name-asian="Arial Unicode MS" style:font-name-complex="Arial Unicode MS"/>
    </style:style>
    <style:style style:name="T15" style:family="text">
      <style:text-properties style:font-name="Arial Unicode MS" officeooo:rsid="00456823" style:font-name-asian="Arial Unicode MS" style:font-name-complex="Arial Unicode MS"/>
    </style:style>
    <style:style style:name="T16" style:family="text">
      <style:text-properties style:font-name="Arial Unicode MS" officeooo:rsid="0045af71" style:font-name-asian="Arial Unicode MS" style:font-name-complex="Arial Unicode MS"/>
    </style:style>
    <style:style style:name="T17" style:family="text">
      <style:text-properties style:font-name="Arial Unicode MS" officeooo:rsid="0045d076" style:font-name-asian="Arial Unicode MS" style:font-name-complex="Arial Unicode MS"/>
    </style:style>
    <style:style style:name="T18" style:family="text">
      <style:text-properties style:font-name="Arial Unicode MS" officeooo:rsid="00479ba0" style:font-name-asian="Arial Unicode MS" style:font-name-complex="Arial Unicode MS"/>
    </style:style>
    <style:style style:name="T19" style:family="text">
      <style:text-properties style:font-name="Arial Unicode MS" officeooo:rsid="004e1057" style:font-name-asian="Arial Unicode MS" style:font-name-complex="Arial Unicode MS"/>
    </style:style>
    <style:style style:name="T20" style:family="text">
      <style:text-properties style:font-name="Arial Unicode MS" officeooo:rsid="004e6c65" style:font-name-asian="Arial Unicode MS" style:font-name-complex="Arial Unicode MS"/>
    </style:style>
    <style:style style:name="T21" style:family="text">
      <style:text-properties style:font-name="Arial Unicode MS" fo:font-weight="bold" officeooo:rsid="0017b920" style:font-name-asian="Arial Unicode MS" style:font-weight-asian="bold" style:font-name-complex="Arial Unicode MS"/>
    </style:style>
    <style:style style:name="T22" style:family="text">
      <style:text-properties style:font-name="Arial Unicode MS" fo:language="es" fo:country="ES" style:font-name-asian="Arial Unicode MS" style:font-name-complex="Arial Unicode MS"/>
    </style:style>
    <style:style style:name="T23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24" style:family="text">
      <style:text-properties style:font-name="Arial Unicode MS" fo:language="es" fo:country="ES" officeooo:rsid="0017b920" style:font-name-asian="Arial Unicode MS" style:font-name-complex="Arial Unicode MS" style:font-weight-complex="bold"/>
    </style:style>
    <style:style style:name="T25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26" style:family="text">
      <style:text-properties style:font-name="Arial Unicode MS" fo:language="es" fo:country="ES" officeooo:rsid="0017b920" style:font-name-asian="Arial Unicode MS" style:font-name-complex="Arial Unicode MS"/>
    </style:style>
    <style:style style:name="T27" style:family="text">
      <style:text-properties style:font-name="Arial Unicode MS" fo:language="es" fo:country="ES" officeooo:rsid="00216145" style:font-name-asian="Arial Unicode MS" style:font-name-complex="Arial Unicode MS"/>
    </style:style>
    <style:style style:name="T28" style:family="text">
      <style:text-properties style:font-name="Arial Unicode MS" fo:language="es" fo:country="ES" officeooo:rsid="0045af71" style:font-name-asian="Arial Unicode MS" style:font-name-complex="Arial Unicode MS"/>
    </style:style>
    <style:style style:name="T29" style:family="text">
      <style:text-properties style:font-weight-complex="bold"/>
    </style:style>
    <style:style style:name="T30" style:family="text">
      <style:text-properties officeooo:rsid="000975e9" style:font-weight-complex="bold"/>
    </style:style>
    <style:style style:name="T31" style:family="text">
      <style:text-properties officeooo:rsid="000d6434" style:font-weight-complex="bold"/>
    </style:style>
    <style:style style:name="T32" style:family="text">
      <style:text-properties officeooo:rsid="004e1057" style:font-weight-complex="bold"/>
    </style:style>
    <style:style style:name="T33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34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35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3a1d10" style:font-name-asian="Arial Unicode MS" style:font-size-asian="12pt" style:font-name-complex="Arial Unicode MS" style:font-size-complex="12pt" style:font-weight-complex="bold"/>
    </style:style>
    <style:style style:name="T36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3ca17d" style:font-name-asian="Arial Unicode MS" style:font-size-asian="12pt" style:font-name-complex="Arial Unicode MS" style:font-size-complex="12pt" style:font-weight-complex="bold"/>
    </style:style>
    <style:style style:name="T37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456823" style:font-name-asian="Arial Unicode MS" style:font-size-asian="12pt" style:font-name-complex="Arial Unicode MS" style:font-size-complex="12pt" style:font-weight-complex="bold"/>
    </style:style>
    <style:style style:name="T38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45af71" style:font-name-asian="Arial Unicode MS" style:font-size-asian="12pt" style:font-name-complex="Arial Unicode MS" style:font-size-complex="12pt" style:font-weight-complex="bold"/>
    </style:style>
    <style:style style:name="T39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4e1057" style:font-name-asian="Arial Unicode MS" style:font-size-asian="12pt" style:font-name-complex="Arial Unicode MS" style:font-size-complex="12pt" style:font-weight-complex="bold"/>
    </style:style>
    <style:style style:name="T40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4e6c65" style:font-name-asian="Arial Unicode MS" style:font-size-asian="12pt" style:font-name-complex="Arial Unicode MS" style:font-size-complex="12pt" style:font-weight-complex="bold"/>
    </style:style>
    <style:style style:name="T41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2691f4" style:font-name-asian="Arial Unicode MS" style:font-size-asian="12pt" style:font-name-complex="Arial Unicode MS" style:font-size-complex="12pt"/>
    </style:style>
    <style:style style:name="T42" style:family="text">
      <style:text-properties fo:font-weight="bold"/>
    </style:style>
    <style:style style:name="T43" style:family="text">
      <style:text-properties fo:font-weight="bold" officeooo:rsid="000d6434" style:font-weight-asian="bold" style:font-weight-complex="bold"/>
    </style:style>
    <style:style style:name="T44" style:family="text">
      <style:text-properties fo:font-weight="bold" officeooo:rsid="000d6434"/>
    </style:style>
    <style:style style:name="T45" style:family="text">
      <style:text-properties officeooo:rsid="000cd908"/>
    </style:style>
    <style:style style:name="T46" style:family="text">
      <style:text-properties officeooo:rsid="0015cdc9"/>
    </style:style>
    <style:style style:name="T47" style:family="text">
      <style:text-properties officeooo:rsid="002a2422"/>
    </style:style>
    <style:style style:name="T48" style:family="text">
      <style:text-properties officeooo:rsid="00300a02"/>
    </style:style>
    <style:style style:name="T49" style:family="text">
      <style:text-properties officeooo:rsid="0038fa51"/>
    </style:style>
    <style:style style:name="T50" style:family="text">
      <style:text-properties officeooo:rsid="003a1d10"/>
    </style:style>
    <style:style style:name="T51" style:family="text"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T52" style:family="text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style:text-blinking="false" style:font-name-asian="Arial Unicode MS" style:font-size-asian="12pt" style:font-name-complex="Arial Unicode MS" style:font-size-complex="12pt" style:language-complex="ar" style:country-complex="SA"/>
    </style:style>
    <style:style style:name="T53" style:family="text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1ee1fe" style:text-blinking="false" style:font-name-asian="Arial Unicode MS" style:font-size-asian="12pt" style:font-name-complex="Arial Unicode MS" style:font-size-complex="12pt" style:language-complex="ar" style:country-complex="SA"/>
    </style:style>
    <style:style style:name="T54" style:family="text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officeooo:rsid="0045af71" style:text-blinking="false" style:font-name-asian="Arial Unicode MS" style:font-size-asian="12pt" style:font-name-complex="Arial Unicode MS" style:font-size-complex="12pt" style:language-complex="ar" style:country-complex="SA"/>
    </style:style>
    <style:style style:name="T55" style:family="text">
      <style:text-properties officeooo:rsid="0040b63e"/>
    </style:style>
    <style:style style:name="T56" style:family="text">
      <style:text-properties officeooo:rsid="0041f3cd"/>
    </style:style>
    <style:style style:name="T57" style:family="text">
      <style:text-properties officeooo:rsid="0045af71"/>
    </style:style>
    <style:style style:name="T58" style:family="text">
      <style:text-properties officeooo:rsid="004e1057"/>
    </style:style>
    <style:style style:name="T59" style:family="text">
      <style:text-properties officeooo:rsid="004e1057" style:font-weight-asian="normal" style:font-weight-complex="normal"/>
    </style:style>
    <style:style style:name="T60" style:family="text">
      <style:text-properties officeooo:rsid="004e6c65"/>
    </style:style>
    <style:style style:name="T61" style:family="text">
      <style:text-properties fo:language="es" fo:country="PR" officeooo:rsid="004e6c65" style:font-name-asian="Arial Unicode MS" style:font-size-asian="12pt" style:font-name-complex="Arial Unicode MS" style:font-size-complex="12pt" style:language-complex="ar" style:country-complex="SA"/>
    </style:style>
    <style:style style:name="T62" style:family="text">
      <style:text-properties style:font-name="sans-serif" fo:font-size="9.75pt" fo:language="es" fo:country="PR" fo:font-style="normal" fo:font-weight="normal" officeooo:rsid="004e6c65" style:font-name-asian="Arial Unicode MS" style:font-size-asian="12pt" style:font-name-complex="Arial Unicode MS" style:font-size-complex="12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>MINUTA</text:p>
      <text:p text:style-name="P5"/>
      <text:p text:style-name="P2"><text:span text:style-name="T34">Minuta No. 001</text:span><text:span text:style-name="apple-converted-space"><text:span text:style-name="T33"> de </text:span></text:span><text:span text:style-name="apple-converted-space"><text:span text:style-name="T41">Grupo1</text:span></text:span></text:p>
      <text:p text:style-name="P6"><text:tab/></text:p>
      <text:p text:style-name="P53"><text:span text:style-name="T1"><text:tab/>Fecha<text:tab/>: </text:span><text:span text:style-name="T6">Lunes</text:span><text:span text:style-name="T2"> </text:span><text:span text:style-name="T7">07</text:span><text:span text:style-name="T2"> de </text:span><text:span text:style-name="T7">08</text:span></text:p>
      <text:p text:style-name="P53"><text:span text:style-name="T1"><text:tab/>Hora <text:tab/>: </text:span><text:span text:style-name="T7">09:00am</text:span><text:span text:style-name="T1"> </text:span></text:p>
      <text:p text:style-name="P53"><text:span text:style-name="T1"><text:tab/>Lugar<text:tab/>: </text:span><text:span text:style-name="T7">Casa Adan</text:span></text:p>
      <text:p text:style-name="P5"><text:tab/></text:p>
      <text:p text:style-name="P98"><text:span text:style-name="T1">Siendo las </text:span><text:span text:style-name="T7">09:00am</text:span><text:span text:style-name="T3"> </text:span><text:span text:style-name="T1"><text:s/>horas del día </text:span><text:span text:style-name="T7">07</text:span><text:span text:style-name="T1"> de </text:span><text:span text:style-name="T7">agoste</text:span><text:span text:style-name="T1"> de 20</text:span><text:span text:style-name="T3">1</text:span><text:span text:style-name="T7">7</text:span><text:span text:style-name="T1">, se reúne el grupo: </text:span><text:span text:style-name="T21">Grupo1</text:span><text:span text:style-name="T1">, en sesión extraordinaria previa citación realizada.</text:span></text:p>
      <text:p text:style-name="P93">ASISTENTES:</text:p>
      <text:p text:style-name="P53"><text:span text:style-name="T22">La persona encargada </text:span><text:span text:style-name="T23">que</text:span><text:span text:style-name="T22"> preceder la reunión, <text:s/></text:span><text:span text:style-name="T26">Luis C Parra C</text:span><text:span text:style-name="T22">, pasó lista y determinó que había quórum.</text:span></text:p>
      <text:p text:style-name="P20">Los asistentes a esta reunión son:</text:p>
      <text:p text:style-name="P20"/>
      <text:list xml:id="list3188794063101198635" text:style-name="WW8Num1">
        <text:list-item>
          <text:p text:style-name="P144">Luis Parra C</text:p>
        </text:list-item>
        <text:list-item>
          <text:p text:style-name="P151"><text:span text:style-name="T49">Adán Carranza</text:span><text:tab/><text:tab/></text:p>
        </text:list-item>
        <text:list-item>
          <text:p text:style-name="P190"><text:span text:style-name="T24">Pablo Carranza<text:tab/></text:span><text:span text:style-name="T4"><text:tab/></text:span></text:p>
          <text:p text:style-name="P151"/>
        </text:list-item>
      </text:list>
      <text:p text:style-name="P20"/>
      <text:list xml:id="list193544411339077" text:continue-numbering="true" text:style-name="WW8Num1">
        <text:list-header>
          <text:p text:style-name="P150"/>
        </text:list-header>
      </text:list>
      <text:p text:style-name="P93">AGENDA:</text:p>
      <text:p text:style-name="P73"/>
      <text:p text:style-name="P25">ASUNTOS:</text:p>
      <text:p text:style-name="P88"/>
      <text:list xml:id="list8870922085060815273" text:style-name="WW8Num5">
        <text:list-item>
          <text:p text:style-name="P160">Asuntos tratados y acuerdos tomados</text:p>
        </text:list-item>
      </text:list>
      <text:p text:style-name="P64"><text:tab/><text:tab/></text:p>
      <text:list xml:id="list1759762325263522005" text:style-name="L1">
        <text:list-item>
          <text:p text:style-name="P240">Qué he hecho </text:p>
          <text:list>
            <text:list-item>
              <text:p text:style-name="P248">¿Pude hacer todo lo que tenía planeado? <text:span text:style-name="T47">Si, se lograron realizar los CRUD en la tbjunta</text:span></text:p>
              <text:p text:style-name="P257"/>
            </text:list-item>
          </text:list>
        </text:list-item>
        <text:list-item>
          <text:p text:style-name="P264"><text:span text:style-name="T42">Qué voy a hacer . </text:span><text:s/></text:p>
        </text:list-item>
        <text:list-item>
          <text:p text:style-name="P271">Conectar con GitHub para un mejor control de versiones del proyecto.</text:p>
        </text:list-item>
        <text:list-item>
          <text:p text:style-name="P271">Instalacion y configuración del “XAMPP”.</text:p>
        </text:list-item>
        <text:list-item>
          <text:p text:style-name="P271">Creacion de la DB (Junta).</text:p>
        </text:list-item>
        <text:list-item>
          <text:p text:style-name="P271"><text:soft-page-break/>CRUD para la “tbjunta”.</text:p>
        </text:list-item>
        <text:list-item>
          <text:p text:style-name="P274">Creacion de la vista para la captura de datos para el CRUD de junta.</text:p>
          <text:p text:style-name="P271"/>
        </text:list-item>
        <text:list-item>
          <text:p text:style-name="P264"><text:span text:style-name="T44">I</text:span><text:span text:style-name="T42">mpedimentos <text:s/></text:span></text:p>
        </text:list-item>
        <text:list-item>
          <text:p text:style-name="P281">Conecion con la DB.</text:p>
        </text:list-item>
        <text:list-item>
          <text:p text:style-name="P288">Problemas con la herramienta Git Hub.</text:p>
        </text:list-item>
        <text:list-item>
          <text:p text:style-name="P289">Reformulación de la jutaView.</text:p>
          <text:p text:style-name="P281"/>
        </text:list-item>
        <text:list-item>
          <text:p text:style-name="P216"><text:span text:style-name="T43">Tareas realizadas que no fueron planeadas</text:span><text:span text:style-name="T31">. </text:span></text:p>
        </text:list-item>
        <text:list-item>
          <text:p text:style-name="P223"><text:span text:style-name="T30">I</text:span><text:span text:style-name="T29">ntalacion de Linux, sublime tex y complemetos.</text:span></text:p>
          <text:p text:style-name="P224"/>
        </text:list-item>
      </text:list>
      <text:list xml:id="list193544079866956" text:continue-list="list8870922085060815273" text:style-name="WW8Num5">
        <text:list-item>
          <text:p text:style-name="P160">Asuntos Pendientes</text:p>
        </text:list-item>
      </text:list>
      <text:p text:style-name="P5"/>
      <text:list xml:id="list193543021051781" text:continue-numbering="true" text:style-name="WW8Num5">
        <text:list-item>
          <text:list>
            <text:list-item>
              <text:p text:style-name="P178">Se logro realizar los objetivos planteados.</text:p>
            </text:list-item>
          </text:list>
        </text:list-item>
      </text:list>
      <text:p text:style-name="P78"/>
      <text:list xml:id="list193542894220126" text:continue-numbering="true" text:style-name="WW8Num5">
        <text:list-item>
          <text:p text:style-name="P160">Asuntos Nuevos</text:p>
          <text:p text:style-name="P160"/>
        </text:list-item>
      </text:list>
      <text:list xml:id="list4883202994187516288" text:style-name="L2">
        <text:list-item>
          <text:p text:style-name="P199">Creación de Cosultas avazadas.</text:p>
        </text:list-item>
      </text:list>
      <text:list xml:id="list193543733173892" text:continue-list="list193542894220126" text:style-name="WW8Num5">
        <text:list-header>
          <text:p text:style-name="P160"/>
        </text:list-header>
        <text:list-item>
          <text:p text:style-name="P167">Cumplimiento de tareas asignadas</text:p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3">Tarea </text:p>
          </table:table-cell>
          <table:table-cell table:style-name="Tabla1.A1" office:value-type="string">
            <text:p text:style-name="P103">Responsable</text:p>
          </table:table-cell>
          <table:table-cell table:style-name="Tabla1.A1" office:value-type="string">
            <text:p text:style-name="P103">Grado de conclusión</text:p>
          </table:table-cell>
          <table:table-cell table:style-name="Tabla1.D1" office:value-type="string">
            <text:p text:style-name="P108">Nota</text:p>
          </table:table-cell>
        </table:table-row>
        <table:table-row>
          <table:table-cell table:style-name="Tabla1.A4" office:value-type="string">
            <text:p text:style-name="P120">Conección a DB</text:p>
          </table:table-cell>
          <table:table-cell table:style-name="Tabla1.B2" office:value-type="string">
            <text:p text:style-name="P114">Pablo Carranza</text:p>
          </table:table-cell>
          <table:table-cell table:style-name="Tabla1.C2" office:value-type="string">
            <text:p text:style-name="P131">100%</text:p>
          </table:table-cell>
          <table:table-cell table:style-name="Tabla1.D2" office:value-type="string">
            <text:p text:style-name="P113"/>
          </table:table-cell>
        </table:table-row>
        <table:table-row>
          <table:table-cell table:style-name="Tabla1.A4" office:value-type="string">
            <text:p text:style-name="P120">Creaecion CRUDS</text:p>
          </table:table-cell>
          <table:table-cell table:style-name="Tabla1.B3" office:value-type="string">
            <text:p text:style-name="P120">Pablo Carranza</text:p>
          </table:table-cell>
          <table:table-cell table:style-name="Tabla1.C3" office:value-type="string">
            <text:p text:style-name="P131">100%</text:p>
          </table:table-cell>
          <table:table-cell table:style-name="Tabla1.D3" office:value-type="string">
            <text:p text:style-name="P113"/>
          </table:table-cell>
        </table:table-row>
        <table:table-row>
          <table:table-cell table:style-name="Tabla1.A4" office:value-type="string">
            <text:p text:style-name="P114">Domain</text:p>
          </table:table-cell>
          <table:table-cell table:style-name="Tabla1.B4" office:value-type="string">
            <text:p text:style-name="P114">Luis Parra</text:p>
          </table:table-cell>
          <table:table-cell table:style-name="Tabla1.C4" office:value-type="string">
            <text:p text:style-name="P131">100%</text:p>
          </table:table-cell>
          <table:table-cell table:style-name="Tabla1.D4" office:value-type="string">
            <text:p text:style-name="P119"/>
          </table:table-cell>
        </table:table-row>
        <table:table-row>
          <table:table-cell table:style-name="Tabla1.A5" office:value-type="string">
            <text:p text:style-name="P114">View<text:span text:style-name="T48">s</text:span></text:p>
          </table:table-cell>
          <table:table-cell table:style-name="Tabla1.B5" office:value-type="string">
            <text:p text:style-name="P114">Luis Parra</text:p>
          </table:table-cell>
          <table:table-cell table:style-name="Tabla1.C5" office:value-type="string">
            <text:p text:style-name="P131">80%</text:p>
          </table:table-cell>
          <table:table-cell table:style-name="Tabla1.D5" office:value-type="string">
            <text:p text:style-name="P119"/>
          </table:table-cell>
        </table:table-row>
        <table:table-row>
          <table:table-cell table:style-name="Tabla1.A6" office:value-type="string">
            <text:p text:style-name="P125">Bissines</text:p>
          </table:table-cell>
          <table:table-cell table:style-name="Tabla1.B6" office:value-type="string">
            <text:p text:style-name="P125">Adan Carranza</text:p>
          </table:table-cell>
          <table:table-cell table:style-name="Tabla1.C6" office:value-type="string">
            <text:p text:style-name="P131">100%</text:p>
          </table:table-cell>
          <table:table-cell table:style-name="Tabla1.D6" office:value-type="string">
            <text:p text:style-name="P119"/>
          </table:table-cell>
        </table:table-row>
      </table:table>
      <text:p text:style-name="P83"/>
      <text:p text:style-name="P83"/>
      <text:p text:style-name="P11">*Aunque el proyecto es grupal, en cada iteración se asignará una persona del grupo como responsable de cada una de las tareas asignadas.</text:p>
      <text:p text:style-name="P35">**Existen tareas ya definidas <text:span text:style-name="T45">como avances revisables en cada iteración:</text:span></text:p>
      <text:p text:style-name="P40">1. Diagramas de casos de uso</text:p>
      <text:p text:style-name="P40"><text:soft-page-break/>2. Modelo de datos</text:p>
      <text:p text:style-name="P40">3. Diagrama de aplicación</text:p>
      <text:p text:style-name="P45">4. Módulos funcionales <text:span text:style-name="T46">en ejecución</text:span></text:p>
      <text:p text:style-name="P26"/>
      <text:p text:style-name="P25">PROXIMA REUNION:</text:p>
      <text:p text:style-name="P5"/>
      <text:p text:style-name="P5"/>
      <text:p text:style-name="P53"><text:span text:style-name="T1">Fecha: </text:span><text:span text:style-name="T9">14</text:span><text:span text:style-name="T2"> de </text:span><text:span text:style-name="T9">08</text:span></text:p>
      <text:p text:style-name="P53"><text:span text:style-name="T1">Hora: </text:span><text:span text:style-name="T5">8</text:span><text:span text:style-name="T1">:00 AM</text:span></text:p>
      <text:p text:style-name="P53"><text:span text:style-name="T1">Lugar: </text:span><text:span text:style-name="T8">Casa Adan</text:span></text:p>
      <text:p text:style-name="P5"/>
      <text:p text:style-name="P25"/>
      <text:p text:style-name="P25">CLAUSURA:</text:p>
      <text:p text:style-name="Standard"/>
      <text:p text:style-name="P54"><text:span text:style-name="T27">Luis Carlos Parra </text:span><text:span text:style-name="T25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<text:span text:style-name="T34">Minuta No. 00</text:span><text:span text:style-name="T35">2</text:span><text:span text:style-name="apple-converted-space"><text:span text:style-name="T33"> de </text:span></text:span><text:span text:style-name="apple-converted-space"><text:span text:style-name="T41">Grupo1</text:span></text:span></text:p>
      <text:p text:style-name="P7"><text:tab/></text:p>
      <text:p text:style-name="P55"><text:span text:style-name="T1"><text:tab/>Fecha<text:tab/>: </text:span><text:span text:style-name="T6">Lunes</text:span><text:span text:style-name="T2"> </text:span><text:span text:style-name="T11">19</text:span><text:span text:style-name="T2"> de </text:span><text:span text:style-name="T7">08</text:span></text:p>
      <text:p text:style-name="P55"><text:span text:style-name="T1"><text:tab/>Hora <text:tab/>: </text:span><text:span text:style-name="T11">2</text:span><text:span text:style-name="T7">:00</text:span><text:span text:style-name="T11">p</text:span><text:span text:style-name="T7">m</text:span><text:span text:style-name="T1"> </text:span></text:p>
      <text:p text:style-name="P55"><text:span text:style-name="T1"><text:tab/>Lugar<text:tab/>: </text:span><text:span text:style-name="T7">Casa Adan</text:span></text:p>
      <text:p text:style-name="P16"><text:tab/></text:p>
      <text:p text:style-name="P99"><text:span text:style-name="T1">Siendo las </text:span><text:span text:style-name="T7">0</text:span><text:span text:style-name="T11">2</text:span><text:span text:style-name="T7">:00</text:span><text:span text:style-name="T11">p</text:span><text:span text:style-name="T7">m</text:span><text:span text:style-name="T3"> </text:span><text:span text:style-name="T1"><text:s/>horas del día </text:span><text:span text:style-name="T11">19</text:span><text:span text:style-name="T1"> de </text:span><text:span text:style-name="T7">agost</text:span><text:span text:style-name="T11">o</text:span><text:span text:style-name="T1"> de 20</text:span><text:span text:style-name="T3">1</text:span><text:span text:style-name="T7">7</text:span><text:span text:style-name="T1">, se reúne el grupo: </text:span><text:span text:style-name="T21">Grupo1</text:span><text:span text:style-name="T1">, en sesión extraordinaria previa citación realizada.</text:span></text:p>
      <text:p text:style-name="P94">ASISTENTES:</text:p>
      <text:p text:style-name="P55"><text:span text:style-name="T22">La persona encargada </text:span><text:span text:style-name="T23">que</text:span><text:span text:style-name="T22"> preceder la reunión, <text:s/></text:span><text:span text:style-name="T26">Luis C Parra C</text:span><text:span text:style-name="T22">, pasó lista y determinó que había quórum.</text:span></text:p>
      <text:p text:style-name="P21">Los asistentes a esta reunión son:</text:p>
      <text:p text:style-name="P21"/>
      <text:list xml:id="list193544265498138" text:continue-list="list193544411339077" text:style-name="WW8Num1">
        <text:list-item>
          <text:p text:style-name="P145">Luis Parra C</text:p>
        </text:list-item>
        <text:list-item>
          <text:p text:style-name="P152"><text:span text:style-name="T49">Adán Carranza</text:span><text:tab/><text:tab/></text:p>
        </text:list-item>
        <text:list-item>
          <text:p text:style-name="P191"><text:span text:style-name="T24">Pablo Carranza<text:tab/></text:span><text:span text:style-name="T4"><text:tab/></text:span></text:p>
          <text:p text:style-name="P152"/>
        </text:list-item>
      </text:list>
      <text:p text:style-name="P21"/>
      <text:list xml:id="list193543392918381" text:continue-numbering="true" text:style-name="WW8Num1">
        <text:list-header>
          <text:p text:style-name="P152"/>
        </text:list-header>
      </text:list>
      <text:p text:style-name="P94">AGENDA:</text:p>
      <text:p text:style-name="P74"/>
      <text:p text:style-name="P31">ASUNTOS:</text:p>
      <text:p text:style-name="P89"/>
      <text:list xml:id="list193543901420396" text:continue-list="list193543733173892" text:style-name="WW8Num5">
        <text:list-item>
          <text:p text:style-name="P161">Asuntos tratados y acuerdos tomados</text:p>
          <text:p text:style-name="P161"/>
        </text:list-item>
      </text:list>
      <text:p text:style-name="P65"><text:tab/><text:tab/></text:p>
      <text:list xml:id="list193543580252351" text:continue-list="list1759762325263522005" text:style-name="L1">
        <text:list-item>
          <text:p text:style-name="P241">Qué he hecho </text:p>
          <text:list>
            <text:list-item>
              <text:p text:style-name="P249">¿Pude hacer todo lo que tenía planeado? <text:span text:style-name="T47">Si, se lograron realizar los CRUD en las tbPerson, tbHerd, tbHerdActivity,tbActivity.</text:span></text:p>
              <text:p text:style-name="P258"/>
            </text:list-item>
          </text:list>
        </text:list-item>
        <text:list-item>
          <text:p text:style-name="P265"><text:span text:style-name="T42">Qué voy a hacer . </text:span><text:s/></text:p>
        </text:list-item>
        <text:list-item>
          <text:p text:style-name="P275">Por definir</text:p>
        </text:list-item>
      </text:list>
      <text:p text:style-name="P69"/>
      <text:p text:style-name="P69"><text:soft-page-break/></text:p>
      <text:p text:style-name="P69"/>
      <text:list xml:id="list193543297503471" text:continue-numbering="true" text:style-name="L1">
        <text:list-item>
          <text:p text:style-name="P265"><text:span text:style-name="T44">I</text:span><text:span text:style-name="T42">mpedimentos <text:s/></text:span></text:p>
        </text:list-item>
        <text:list-item>
          <text:p text:style-name="P282">Co<text:span text:style-name="T50">ncatenacion de Datos.</text:span></text:p>
          <text:p text:style-name="P290"/>
          <text:p text:style-name="P282"/>
        </text:list-item>
        <text:list-item>
          <text:p text:style-name="P217"><text:span text:style-name="T43">Tareas realizadas que no fueron planeadas</text:span><text:span text:style-name="T31">. </text:span></text:p>
          <text:p text:style-name="P225"/>
        </text:list-item>
      </text:list>
      <text:list xml:id="list193544354157635" text:continue-list="list193543901420396" text:style-name="WW8Num5">
        <text:list-item>
          <text:p text:style-name="P161">Asuntos Pendientes</text:p>
        </text:list-item>
      </text:list>
      <text:p text:style-name="P16"/>
      <text:list xml:id="list193542540605728" text:continue-numbering="true" text:style-name="WW8Num5">
        <text:list-item>
          <text:list>
            <text:list-item>
              <text:p text:style-name="P179">Correccion de la juntaView</text:p>
            </text:list-item>
          </text:list>
        </text:list-item>
      </text:list>
      <text:p text:style-name="P79"/>
      <text:list xml:id="list193542348126431" text:continue-numbering="true" text:style-name="WW8Num5">
        <text:list-item>
          <text:p text:style-name="P161">Asuntos Nuevos</text:p>
          <text:p text:style-name="P161"/>
        </text:list-item>
      </text:list>
      <text:list xml:id="list1008803212776439234" text:style-name="L3">
        <text:list-item>
          <text:p text:style-name="P200">Creación de Cosultas avazadas.</text:p>
        </text:list-item>
      </text:list>
      <text:list xml:id="list193542685609858" text:continue-list="list193542348126431" text:style-name="WW8Num5">
        <text:list-header>
          <text:p text:style-name="P161"/>
        </text:list-header>
        <text:list-item>
          <text:p text:style-name="P168">Cumplimiento de tareas asignadas</text:p>
        </text:list-item>
      </text:list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4">Tarea </text:p>
          </table:table-cell>
          <table:table-cell table:style-name="Table1.A1" office:value-type="string">
            <text:p text:style-name="P104">Responsable</text:p>
          </table:table-cell>
          <table:table-cell table:style-name="Table1.A1" office:value-type="string">
            <text:p text:style-name="P104">Grado de conclusión</text:p>
          </table:table-cell>
          <table:table-cell table:style-name="Table1.D1" office:value-type="string">
            <text:p text:style-name="P109">Nota</text:p>
          </table:table-cell>
        </table:table-row>
        <table:table-row>
          <table:table-cell table:style-name="Table1.A4" office:value-type="string">
            <text:p text:style-name="P121">Conección a DB</text:p>
          </table:table-cell>
          <table:table-cell table:style-name="Table1.B2" office:value-type="string">
            <text:p text:style-name="P115">Pablo Carranza</text:p>
          </table:table-cell>
          <table:table-cell table:style-name="Table1.C2" office:value-type="string">
            <text:p text:style-name="P131">100%</text:p>
          </table:table-cell>
          <table:table-cell table:style-name="Table1.D2" office:value-type="string">
            <text:p text:style-name="P130"/>
          </table:table-cell>
        </table:table-row>
        <table:table-row>
          <table:table-cell table:style-name="Table1.A4" office:value-type="string">
            <text:p text:style-name="P121">Creaecion CRUDS</text:p>
          </table:table-cell>
          <table:table-cell table:style-name="Table1.B3" office:value-type="string">
            <text:p text:style-name="P121">Pablo Carranza</text:p>
          </table:table-cell>
          <table:table-cell table:style-name="Table1.C3" office:value-type="string">
            <text:p text:style-name="P131">100%</text:p>
          </table:table-cell>
          <table:table-cell table:style-name="Table1.D3" office:value-type="string">
            <text:p text:style-name="P130"/>
          </table:table-cell>
        </table:table-row>
        <table:table-row>
          <table:table-cell table:style-name="Table1.A4" office:value-type="string">
            <text:p text:style-name="P115">Domain</text:p>
          </table:table-cell>
          <table:table-cell table:style-name="Table1.B4" office:value-type="string">
            <text:p text:style-name="P115">Luis Parra</text:p>
          </table:table-cell>
          <table:table-cell table:style-name="Table1.C4" office:value-type="string">
            <text:p text:style-name="P131">100%</text:p>
          </table:table-cell>
          <table:table-cell table:style-name="Table1.D4" office:value-type="string">
            <text:p text:style-name="P130"/>
          </table:table-cell>
        </table:table-row>
        <table:table-row>
          <table:table-cell table:style-name="Table1.A5" office:value-type="string">
            <text:p text:style-name="P115">View<text:span text:style-name="T48">s</text:span></text:p>
          </table:table-cell>
          <table:table-cell table:style-name="Table1.B5" office:value-type="string">
            <text:p text:style-name="P115">Luis Parra</text:p>
          </table:table-cell>
          <table:table-cell table:style-name="Table1.C5" office:value-type="string">
            <text:p text:style-name="P131">100%</text:p>
          </table:table-cell>
          <table:table-cell table:style-name="Table1.D5" office:value-type="string">
            <text:p text:style-name="P130"/>
          </table:table-cell>
        </table:table-row>
        <table:table-row>
          <table:table-cell table:style-name="Table1.A6" office:value-type="string">
            <text:p text:style-name="P126">Bissines</text:p>
          </table:table-cell>
          <table:table-cell table:style-name="Table1.B6" office:value-type="string">
            <text:p text:style-name="P126">Adan Carranza</text:p>
          </table:table-cell>
          <table:table-cell table:style-name="Table1.C6" office:value-type="string">
            <text:p text:style-name="P131">100%</text:p>
          </table:table-cell>
          <table:table-cell table:style-name="Table1.D6" office:value-type="string">
            <text:p text:style-name="P130"/>
          </table:table-cell>
        </table:table-row>
      </table:table>
      <text:p text:style-name="P84"/>
      <text:p text:style-name="P84"/>
      <text:p text:style-name="P12">*Aunque el proyecto es grupal, en cada iteración se asignará una persona del grupo como responsable de cada una de las tareas asignadas.</text:p>
      <text:p text:style-name="P36">**Existen tareas ya definidas <text:span text:style-name="T45">como avances revisables en cada iteración:</text:span></text:p>
      <text:p text:style-name="P41">1. Diagramas de casos de uso</text:p>
      <text:p text:style-name="P41">2. Modelo de datos</text:p>
      <text:p text:style-name="P41">3. Diagrama de aplicación</text:p>
      <text:p text:style-name="P46">4. Módulos funcionales <text:span text:style-name="T46">en ejecución</text:span></text:p>
      <text:p text:style-name="P27"/>
      <text:p text:style-name="P31">PROXIMA REUNION:</text:p>
      <text:p text:style-name="P16"/>
      <text:p text:style-name="P16"/>
      <text:p text:style-name="P55"><text:soft-page-break/><text:span text:style-name="T1">Fecha: </text:span><text:span text:style-name="T11">22</text:span><text:span text:style-name="T2"> de </text:span><text:span text:style-name="T9">08</text:span></text:p>
      <text:p text:style-name="P55"><text:span text:style-name="T1">Hora: </text:span><text:span text:style-name="T5">8</text:span><text:span text:style-name="T1">:00 AM</text:span></text:p>
      <text:p text:style-name="P55"><text:span text:style-name="T1">Lugar: </text:span><text:span text:style-name="T11">UNA</text:span></text:p>
      <text:p text:style-name="P16"/>
      <text:p text:style-name="P31"/>
      <text:p text:style-name="P31">CLAUSURA:</text:p>
      <text:p text:style-name="P60"/>
      <text:p text:style-name="P55"><text:span text:style-name="T27">Luis Carlos Parra </text:span><text:span text:style-name="T25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<text:span text:style-name="T34">Minuta No. 00</text:span><text:span text:style-name="T36">3</text:span><text:span text:style-name="apple-converted-space"><text:span text:style-name="T33"> de </text:span></text:span><text:span text:style-name="apple-converted-space"><text:span text:style-name="T41">Grupo1</text:span></text:span></text:p>
      <text:p text:style-name="P8"><text:tab/></text:p>
      <text:p text:style-name="P56"><text:span text:style-name="T1"><text:tab/>Fecha<text:tab/>: </text:span><text:span text:style-name="T6">Lunes</text:span><text:span text:style-name="T2"> </text:span><text:span text:style-name="T12">26</text:span><text:span text:style-name="T2"> de </text:span><text:span text:style-name="T7">08</text:span></text:p>
      <text:p text:style-name="P56"><text:span text:style-name="T1"><text:tab/>Hora <text:tab/>: </text:span><text:span text:style-name="T11">2</text:span><text:span text:style-name="T7">:00</text:span><text:span text:style-name="T11">p</text:span><text:span text:style-name="T7">m</text:span><text:span text:style-name="T1"> </text:span></text:p>
      <text:p text:style-name="P56"><text:span text:style-name="T1"><text:tab/>Lugar<text:tab/>: </text:span><text:span text:style-name="T7">Casa Adan</text:span></text:p>
      <text:p text:style-name="P17"><text:tab/></text:p>
      <text:p text:style-name="P100"><text:span text:style-name="T1">Siendo las </text:span><text:span text:style-name="T7">0</text:span><text:span text:style-name="T11">2</text:span><text:span text:style-name="T7">:00</text:span><text:span text:style-name="T11">p</text:span><text:span text:style-name="T7">m</text:span><text:span text:style-name="T3"> </text:span><text:span text:style-name="T1"><text:s/>horas del día </text:span><text:span text:style-name="T12">26</text:span><text:span text:style-name="T1"> de </text:span><text:span text:style-name="T7">agost</text:span><text:span text:style-name="T11">o</text:span><text:span text:style-name="T1"> de 20</text:span><text:span text:style-name="T3">1</text:span><text:span text:style-name="T7">7</text:span><text:span text:style-name="T1">, se reúne el grupo: </text:span><text:span text:style-name="T21">Grupo1</text:span><text:span text:style-name="T1">, en sesión extraordinaria previa citación realizada.</text:span></text:p>
      <text:p text:style-name="P95">ASISTENTES:</text:p>
      <text:p text:style-name="P56"><text:span text:style-name="T22">La persona encargada </text:span><text:span text:style-name="T23">que</text:span><text:span text:style-name="T22"> preceder la reunión, <text:s/></text:span><text:span text:style-name="T26">Luis C Parra C</text:span><text:span text:style-name="T22">, pasó lista y determinó que había quórum.</text:span></text:p>
      <text:p text:style-name="P22">Los asistentes a esta reunión son:</text:p>
      <text:p text:style-name="P22"/>
      <text:list xml:id="list193543899582645" text:continue-list="list193543392918381" text:style-name="WW8Num1">
        <text:list-item>
          <text:p text:style-name="P146">Luis Parra C</text:p>
        </text:list-item>
        <text:list-item>
          <text:p text:style-name="P153"><text:span text:style-name="T49">Adán Carranza</text:span><text:tab/><text:tab/></text:p>
        </text:list-item>
        <text:list-item>
          <text:p text:style-name="P192"><text:span text:style-name="T24">Pablo Carranza<text:tab/></text:span><text:span text:style-name="T4"><text:tab/></text:span></text:p>
          <text:p text:style-name="P153"/>
        </text:list-item>
      </text:list>
      <text:p text:style-name="P22"/>
      <text:list xml:id="list193543237019330" text:continue-numbering="true" text:style-name="WW8Num1">
        <text:list-header>
          <text:p text:style-name="P153"/>
        </text:list-header>
      </text:list>
      <text:p text:style-name="P95">AGENDA:</text:p>
      <text:p text:style-name="P75"/>
      <text:p text:style-name="P32">ASUNTOS:</text:p>
      <text:p text:style-name="P90"/>
      <text:list xml:id="list193543378253356" text:continue-list="list193542685609858" text:style-name="WW8Num5">
        <text:list-item>
          <text:p text:style-name="P162">Asuntos tratados y acuerdos tomados</text:p>
          <text:p text:style-name="P162"/>
        </text:list-item>
      </text:list>
      <text:p text:style-name="P66"><text:tab/><text:tab/></text:p>
      <text:list xml:id="list193544087428859" text:continue-list="list193543297503471" text:style-name="L1">
        <text:list-item>
          <text:p text:style-name="P242">Qué he hecho </text:p>
          <text:list>
            <text:list-item>
              <text:p text:style-name="P250">¿Pude hacer todo lo que tenía planeado? <text:span text:style-name="T47">Si, se lograron realizar las funciones de mantenimiento de las tablas</text:span></text:p>
            </text:list-item>
          </text:list>
          <text:p text:style-name="P309"><text:a xlink:type="simple" xlink:href="http://localhost/phpmyadmin/sql.php?server=1&amp;db=dbasoturga&amp;table=tbactividad&amp;pos=0" text:style-name="Internet_20_link" text:visited-style-name="Visited_20_Internet_20_Link"><text:span text:style-name="T51">tbactividad</text:span></text:a></text:p>
          <text:p text:style-name="P311"/>
          <text:p text:style-name="P309"><text:a xlink:type="simple" xlink:href="http://localhost/phpmyadmin/sql.php?server=1&amp;db=dbasoturga&amp;table=tbfinca&amp;pos=0" text:style-name="Internet_20_link" text:visited-style-name="Visited_20_Internet_20_Link"><text:span text:style-name="T51">tbfinca</text:span></text:a></text:p>
          <text:p text:style-name="P311"/>
          <text:p text:style-name="P309"><text:a xlink:type="simple" xlink:href="http://localhost/phpmyadmin/sql.php?server=1&amp;db=dbasoturga&amp;table=tbfincadireccion&amp;pos=0" text:style-name="Internet_20_link" text:visited-style-name="Visited_20_Internet_20_Link"><text:span text:style-name="T51">tbfincadireccion</text:span></text:a></text:p>
          <text:p text:style-name="P311"/>
          <text:p text:style-name="P309"><text:a xlink:type="simple" xlink:href="http://localhost/phpmyadmin/sql.php?server=1&amp;db=dbasoturga&amp;table=tbfincatipo&amp;pos=0" text:style-name="Internet_20_link" text:visited-style-name="Visited_20_Internet_20_Link"><text:span text:style-name="T51">tbfincatipo</text:span></text:a></text:p>
          <text:p text:style-name="P311"/>
          <text:p text:style-name="P309"><text:a xlink:type="simple" xlink:href="http://localhost/phpmyadmin/sql.php?server=1&amp;db=dbasoturga&amp;table=tbhato&amp;pos=0" text:style-name="Internet_20_link" text:visited-style-name="Visited_20_Internet_20_Link"><text:span text:style-name="T51">tbhato</text:span></text:a></text:p>
          <text:p text:style-name="P311"/>
          <text:p text:style-name="P309"><text:a xlink:type="simple" xlink:href="http://localhost/phpmyadmin/sql.php?server=1&amp;db=dbasoturga&amp;table=tbhatoactividad&amp;pos=0" text:style-name="Internet_20_link" text:visited-style-name="Visited_20_Internet_20_Link"><text:span text:style-name="T51">tbhatoactividad</text:span></text:a></text:p>
        </text:list-item>
      </text:list>
      <text:p text:style-name="P140"><text:soft-page-break/></text:p>
      <text:list xml:id="list193543069811703" text:continue-list="list193544087428859" text:style-name="L4">
        <text:list-header>
          <text:p text:style-name="P310"><text:a xlink:type="simple" xlink:href="http://localhost/phpmyadmin/sql.php?server=1&amp;db=dbasoturga&amp;table=tbjunta&amp;pos=0" text:style-name="Internet_20_link" text:visited-style-name="Visited_20_Internet_20_Link"><text:span text:style-name="T51">tbjunta</text:span></text:a></text:p>
          <text:p text:style-name="P315"/>
          <text:p text:style-name="P310"><text:a xlink:type="simple" xlink:href="http://localhost/phpmyadmin/sql.php?server=1&amp;db=dbasoturga&amp;table=tbpersona&amp;pos=0" text:style-name="Internet_20_link" text:visited-style-name="Visited_20_Internet_20_Link"><text:span text:style-name="T51">tbpersona</text:span></text:a></text:p>
          <text:p text:style-name="P315"/>
          <text:p text:style-name="P310"><text:a xlink:type="simple" xlink:href="http://localhost/phpmyadmin/sql.php?server=1&amp;db=dbasoturga&amp;table=tbsocio&amp;pos=0" text:style-name="Internet_20_link" text:visited-style-name="Visited_20_Internet_20_Link"><text:span text:style-name="T51">tbsocio</text:span></text:a></text:p>
          <text:p text:style-name="P315"/>
          <text:p text:style-name="P310"><text:a xlink:type="simple" xlink:href="http://localhost/phpmyadmin/sql.php?server=1&amp;db=dbasoturga&amp;table=tbsociodireccion&amp;pos=0" text:style-name="Internet_20_link" text:visited-style-name="Visited_20_Internet_20_Link"><text:span text:style-name="T51">tbsociodireccion</text:span></text:a></text:p>
          <text:p text:style-name="P315"/>
          <text:p text:style-name="P310"><text:a xlink:type="simple" xlink:href="http://localhost/phpmyadmin/sql.php?server=1&amp;db=dbasoturga&amp;table=tbsocioestado&amp;pos=0" text:style-name="Internet_20_link" text:visited-style-name="Visited_20_Internet_20_Link"><text:span text:style-name="T51">tbsocioestado</text:span></text:a></text:p>
          <text:p text:style-name="P315"/>
          <text:p text:style-name="P310"><text:a xlink:type="simple" xlink:href="http://localhost/phpmyadmin/sql.php?server=1&amp;db=dbasoturga&amp;table=tbtipoactividad&amp;pos=0" text:style-name="Internet_20_link" text:visited-style-name="Visited_20_Internet_20_Link"><text:span text:style-name="T51">tbtipoactividad</text:span></text:a></text:p>
          <text:list text:style-name="L1" text:continue-numbering="true">
            <text:list-header>
              <text:p text:style-name="P259"/>
            </text:list-header>
          </text:list>
        </text:list-header>
        <text:list-item text:style-override="L1">
          <text:p text:style-name="P266"><text:span text:style-name="T42">Qué voy a hacer . </text:span><text:s/></text:p>
        </text:list-item>
        <text:list-item text:style-override="L1">
          <text:p text:style-name="P276">Por definir</text:p>
        </text:list-item>
      </text:list>
      <text:p text:style-name="P70"/>
      <text:p text:style-name="P70"/>
      <text:p text:style-name="P70"/>
      <text:list xml:id="list193542772397825" text:continue-list="list193543069811703" text:style-name="L1">
        <text:list-item>
          <text:p text:style-name="P266"><text:span text:style-name="T44">I</text:span><text:span text:style-name="T42">mpedimentos <text:s/></text:span></text:p>
        </text:list-item>
        <text:list-item>
          <text:p text:style-name="P283">Co<text:span text:style-name="T50">ncatenacion de Datos.</text:span></text:p>
        </text:list-item>
        <text:list-item>
          <text:p text:style-name="P294">Reestucturación de la Base de Datos</text:p>
          <text:p text:style-name="P291"/>
          <text:p text:style-name="P283"/>
        </text:list-item>
        <text:list-item>
          <text:p text:style-name="P218"><text:span text:style-name="T43">Tareas realizadas que no fueron planeadas</text:span><text:span text:style-name="T31">. </text:span></text:p>
          <text:p text:style-name="P226"/>
        </text:list-item>
      </text:list>
      <text:list xml:id="list193544077392502" text:continue-list="list193543378253356" text:style-name="WW8Num5">
        <text:list-item>
          <text:p text:style-name="P162">Asuntos Pendientes</text:p>
        </text:list-item>
      </text:list>
      <text:p text:style-name="P17"/>
      <text:list xml:id="list193544446607261" text:continue-numbering="true" text:style-name="WW8Num5">
        <text:list-item>
          <text:list>
            <text:list-item>
              <text:p text:style-name="P180">Correccion de la juntaView</text:p>
            </text:list-item>
          </text:list>
        </text:list-item>
      </text:list>
      <text:p text:style-name="P80"/>
      <text:list xml:id="list193542489706446" text:continue-numbering="true" text:style-name="WW8Num5">
        <text:list-item>
          <text:p text:style-name="P162">Asuntos Nuevos</text:p>
          <text:p text:style-name="P162"/>
        </text:list-item>
      </text:list>
      <text:list xml:id="list5535670874985394373" text:style-name="L5">
        <text:list-item>
          <text:p text:style-name="P201">Creación de Cosultas avazadas.</text:p>
        </text:list-item>
      </text:list>
      <text:p text:style-name="P50"/>
      <text:p text:style-name="P50"/>
      <text:p text:style-name="P50"/>
      <text:list xml:id="list193542819550084" text:continue-list="list193542489706446" text:style-name="WW8Num5">
        <text:list-header>
          <text:p text:style-name="P162"/>
        </text:list-header>
        <text:list-item>
          <text:p text:style-name="P169">Cumplimiento de tareas asignadas</text:p>
        </text:list-item>
      </text:list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5">Tarea </text:p>
          </table:table-cell>
          <table:table-cell table:style-name="Table2.A1" office:value-type="string">
            <text:p text:style-name="P105">Responsable</text:p>
          </table:table-cell>
          <table:table-cell table:style-name="Table2.A1" office:value-type="string">
            <text:p text:style-name="P105">Grado de conclusión</text:p>
          </table:table-cell>
          <table:table-cell table:style-name="Table2.D1" office:value-type="string">
            <text:p text:style-name="P110">Nota</text:p>
          </table:table-cell>
        </table:table-row>
        <text:soft-page-break/>
        <table:table-row>
          <table:table-cell table:style-name="Table2.A4" office:value-type="string">
            <text:p text:style-name="P122">Conección a DB</text:p>
          </table:table-cell>
          <table:table-cell table:style-name="Table2.B2" office:value-type="string">
            <text:p text:style-name="P116">Pablo Carranza</text:p>
          </table:table-cell>
          <table:table-cell table:style-name="Table2.C2" office:value-type="string">
            <text:p text:style-name="P132">100%</text:p>
          </table:table-cell>
          <table:table-cell table:style-name="Table2.D2" office:value-type="string">
            <text:p text:style-name="P136"/>
          </table:table-cell>
        </table:table-row>
        <table:table-row>
          <table:table-cell table:style-name="Table2.A4" office:value-type="string">
            <text:p text:style-name="P122">Creaecion CRUDS</text:p>
          </table:table-cell>
          <table:table-cell table:style-name="Table2.B3" office:value-type="string">
            <text:p text:style-name="P122">Pablo Carranza</text:p>
          </table:table-cell>
          <table:table-cell table:style-name="Table2.C3" office:value-type="string">
            <text:p text:style-name="P133"><text:span text:style-name="T55">6</text:span>0%</text:p>
          </table:table-cell>
          <table:table-cell table:style-name="Table2.D3" office:value-type="string">
            <text:p text:style-name="P136"/>
          </table:table-cell>
        </table:table-row>
        <table:table-row>
          <table:table-cell table:style-name="Table2.A4" office:value-type="string">
            <text:p text:style-name="P116">Domain</text:p>
          </table:table-cell>
          <table:table-cell table:style-name="Table2.B4" office:value-type="string">
            <text:p text:style-name="P116">Luis Parra</text:p>
          </table:table-cell>
          <table:table-cell table:style-name="Table2.C4" office:value-type="string">
            <text:p text:style-name="P132">100%</text:p>
          </table:table-cell>
          <table:table-cell table:style-name="Table2.D4" office:value-type="string">
            <text:p text:style-name="P136"/>
          </table:table-cell>
        </table:table-row>
        <table:table-row>
          <table:table-cell table:style-name="Table2.A5" office:value-type="string">
            <text:p text:style-name="P116">View<text:span text:style-name="T48">s</text:span></text:p>
          </table:table-cell>
          <table:table-cell table:style-name="Table2.B5" office:value-type="string">
            <text:p text:style-name="P116">Luis Parra</text:p>
          </table:table-cell>
          <table:table-cell table:style-name="Table2.C5" office:value-type="string">
            <text:p text:style-name="P132">100%</text:p>
          </table:table-cell>
          <table:table-cell table:style-name="Table2.D5" office:value-type="string">
            <text:p text:style-name="P136"/>
          </table:table-cell>
        </table:table-row>
        <table:table-row>
          <table:table-cell table:style-name="Table2.A6" office:value-type="string">
            <text:p text:style-name="P127">Bissines</text:p>
          </table:table-cell>
          <table:table-cell table:style-name="Table2.B6" office:value-type="string">
            <text:p text:style-name="P127">Adan Carranza</text:p>
          </table:table-cell>
          <table:table-cell table:style-name="Table2.C6" office:value-type="string">
            <text:p text:style-name="P132"><text:span text:style-name="T56">7</text:span>0%</text:p>
          </table:table-cell>
          <table:table-cell table:style-name="Table2.D6" office:value-type="string">
            <text:p text:style-name="P136"/>
          </table:table-cell>
        </table:table-row>
      </table:table>
      <text:p text:style-name="P85"/>
      <text:p text:style-name="P85"/>
      <text:p text:style-name="P13">*Aunque el proyecto es grupal, en cada iteración se asignará una persona del grupo como responsable de cada una de las tareas asignadas.</text:p>
      <text:p text:style-name="P37">**Existen tareas ya definidas <text:span text:style-name="T45">como avances revisables en cada iteración:</text:span></text:p>
      <text:p text:style-name="P42">1. Diagramas de casos de uso</text:p>
      <text:p text:style-name="P42">2. Modelo de datos</text:p>
      <text:p text:style-name="P42">3. Diagrama de aplicación</text:p>
      <text:p text:style-name="P47">4. Módulos funcionales <text:span text:style-name="T46">en ejecución</text:span></text:p>
      <text:p text:style-name="P28"/>
      <text:p text:style-name="P32">PROXIMA REUNION:</text:p>
      <text:p text:style-name="P17"/>
      <text:p text:style-name="P17"/>
      <text:p text:style-name="P56"><text:span text:style-name="T1">Fecha: </text:span><text:span text:style-name="T13">0</text:span><text:span text:style-name="T11">2</text:span><text:span text:style-name="T2"> de </text:span><text:span text:style-name="T9">0</text:span><text:span text:style-name="T13">9</text:span></text:p>
      <text:p text:style-name="P56"><text:span text:style-name="T1">Hora: </text:span><text:span text:style-name="T13">2</text:span><text:span text:style-name="T1">:00 <text:tab/></text:span><text:span text:style-name="T13">P</text:span><text:span text:style-name="T1">M</text:span></text:p>
      <text:p text:style-name="P56"><text:span text:style-name="T1">Lugar: </text:span><text:span text:style-name="T11">UNA</text:span></text:p>
      <text:p text:style-name="P17"/>
      <text:p text:style-name="P32"/>
      <text:p text:style-name="P32">CLAUSURA:</text:p>
      <text:p text:style-name="P61"/>
      <text:p text:style-name="P56"><text:span text:style-name="T27">Luis Carlos Parra </text:span><text:span text:style-name="T25">C</text:span><text:span text:style-name="T1">, como persona encargada de preceder la reunión, clausura la reunión </text:span><text:span text:style-name="T14">27/08 </text:span><text:span text:style-name="T1"><text:s/>a las </text:span><text:span text:style-name="T10">8:00</text:span><text:span text:style-name="T14">am</text:span><text:span text:style-name="T1"> horas.</text:span></text:p>
      <text:p text:style-name="P17"/>
      <text:p text:style-name="P17"/>
      <text:p text:style-name="P56"/>
      <text:p text:style-name="P141"><text:span text:style-name="T34">Minuta No. 00</text:span><text:span text:style-name="T37">4</text:span><text:span text:style-name="apple-converted-space"><text:span text:style-name="T33"> de </text:span></text:span><text:span text:style-name="apple-converted-space"><text:span text:style-name="T41">Grupo1</text:span></text:span></text:p>
      <text:p text:style-name="P9"><text:tab/></text:p>
      <text:p text:style-name="P57"><text:span text:style-name="T1"><text:tab/>Fecha<text:tab/>: </text:span><text:span text:style-name="T15">Sabado </text:span><text:span text:style-name="T13">0</text:span><text:span text:style-name="T11">2</text:span><text:span text:style-name="T2"> de </text:span><text:span text:style-name="T9">0</text:span><text:span text:style-name="T13">9</text:span></text:p>
      <text:p text:style-name="P57"><text:span text:style-name="T1"><text:tab/>Hora <text:tab/>: </text:span><text:span text:style-name="T15">2</text:span><text:span text:style-name="T7">:00</text:span><text:span text:style-name="T15">a</text:span><text:span text:style-name="T7">m</text:span><text:span text:style-name="T1"> </text:span></text:p>
      <text:p text:style-name="P57"><text:span text:style-name="T1"><text:tab/>Lugar<text:tab/>: </text:span><text:span text:style-name="T15">UNA</text:span></text:p>
      <text:p text:style-name="P18"><text:tab/></text:p>
      <text:p text:style-name="P101"><text:span text:style-name="T1">Siendo las </text:span><text:span text:style-name="T15">2</text:span><text:span text:style-name="T7">:00</text:span><text:span text:style-name="T15">pm</text:span><text:span text:style-name="T3"> </text:span><text:span text:style-name="T1"><text:s/>horas del día </text:span><text:span text:style-name="T15">02</text:span><text:span text:style-name="T1"> de </text:span><text:span text:style-name="T15">septiembre</text:span><text:span text:style-name="T1"> de 20</text:span><text:span text:style-name="T3">1</text:span><text:span text:style-name="T7">7</text:span><text:span text:style-name="T1">, se reúne el grupo: </text:span><text:span text:style-name="T21">Grupo1</text:span><text:span text:style-name="T1">, en sesión extraordinaria previa citación realizada.</text:span></text:p>
      <text:p text:style-name="P96">ASISTENTES:</text:p>
      <text:p text:style-name="P59"><text:span text:style-name="T22">La persona encargada </text:span><text:span text:style-name="T23">que</text:span><text:span text:style-name="T22"> preceder la reunión, </text:span><text:span text:style-name="T28">Jose Pablo Carranza Alfaro</text:span><text:span text:style-name="T22">, pasó lista y determinó que había quórum.</text:span></text:p>
      <text:p text:style-name="P23">Los asistentes a esta reunión son:</text:p>
      <text:p text:style-name="P23"/>
      <text:list xml:id="list193543644068663" text:continue-list="list193543237019330" text:style-name="WW8Num1">
        <text:list-item>
          <text:p text:style-name="P147">Luis Parra C</text:p>
        </text:list-item>
        <text:list-item>
          <text:p text:style-name="P154"><text:span text:style-name="T49">Adán Carranza</text:span><text:tab/><text:tab/></text:p>
        </text:list-item>
        <text:list-item>
          <text:p text:style-name="P193"><text:span text:style-name="T24">Pablo Carranza<text:tab/></text:span><text:span text:style-name="T4"><text:tab/></text:span></text:p>
          <text:p text:style-name="P154"/>
        </text:list-item>
      </text:list>
      <text:p text:style-name="P23"/>
      <text:list xml:id="list193543852657609" text:continue-numbering="true" text:style-name="WW8Num1">
        <text:list-header>
          <text:p text:style-name="P154"/>
        </text:list-header>
      </text:list>
      <text:p text:style-name="P96">AGENDA:</text:p>
      <text:p text:style-name="P76"/>
      <text:p text:style-name="P33">ASUNTOS:</text:p>
      <text:p text:style-name="P91"/>
      <text:list xml:id="list193543256554806" text:continue-list="list193542819550084" text:style-name="WW8Num5">
        <text:list-item>
          <text:p text:style-name="P163">Asuntos tratados y acuerdos tomados</text:p>
          <text:p text:style-name="P163"/>
        </text:list-item>
      </text:list>
      <text:p text:style-name="P67"><text:tab/><text:tab/></text:p>
      <text:list xml:id="list193543942245173" text:continue-list="list193542772397825" text:style-name="L1">
        <text:list-item>
          <text:p text:style-name="P243">Qué he hecho </text:p>
          <text:list>
            <text:list-item>
              <text:p text:style-name="P251">¿Pude hacer todo lo que tenía planeado? </text:p>
              <text:p text:style-name="P299"><text:span text:style-name="T53">S</text:span><text:span text:style-name="T52">i se logran los obj</text:span><text:span text:style-name="T54">e</text:span><text:span text:style-name="T52">tivos </text:span><text:span text:style-name="T54">planeados</text:span><text:span text:style-name="T52"> el cual se cambian las vistas de </text:span><text:span text:style-name="T54">fincaView.php y se reestructura toda la informacion mostrada, ademas, se trabajo con la implementacion de nuevas funciones en esta vista.</text:span></text:p>
            </text:list-item>
            <text:list-item>
              <text:p text:style-name="P300"><text:span text:style-name="T54">A</text:span><text:span text:style-name="T52">demas, se corrigieron algunos puntos de la vista juntaView.php</text:span></text:p>
            </text:list-item>
          </text:list>
        </text:list-item>
      </text:list>
      <text:p text:style-name="P301"/>
      <text:list xml:id="list193543397078906" text:continue-numbering="true" text:style-name="L1">
        <text:list-header>
          <text:p text:style-name="P316"/>
        </text:list-header>
      </text:list>
      <text:p text:style-name="P319"/>
      <text:list xml:id="list193544489979956" text:continue-numbering="true" text:style-name="L1">
        <text:list-header>
          <text:p text:style-name="P312"/>
          <text:p text:style-name="P323"/>
        </text:list-header>
      </text:list>
      <text:p text:style-name="P319"/>
      <text:list xml:id="list193543812151908" text:continue-numbering="true" text:style-name="L1">
        <text:list-item>
          <text:list>
            <text:list-header>
              <text:p text:style-name="P260"><text:soft-page-break/></text:p>
            </text:list-header>
          </text:list>
        </text:list-item>
        <text:list-item>
          <text:p text:style-name="P267"><text:span text:style-name="T42">Qué voy a hacer . </text:span><text:s/></text:p>
        </text:list-item>
        <text:list-item>
          <text:p text:style-name="P277">Por definir</text:p>
        </text:list-item>
      </text:list>
      <text:p text:style-name="P71"/>
      <text:p text:style-name="P71"/>
      <text:p text:style-name="P71"/>
      <text:list xml:id="list193543849392653" text:continue-numbering="true" text:style-name="L1">
        <text:list-item>
          <text:p text:style-name="P267"><text:span text:style-name="T44">I</text:span><text:span text:style-name="T42">mpedimentos <text:s/></text:span></text:p>
        </text:list-item>
        <text:list-item>
          <text:p text:style-name="P295">Pasar la informacion de una finca en formato JSON desde un js</text:p>
          <text:p text:style-name="P292"/>
          <text:p text:style-name="P284"/>
        </text:list-item>
        <text:list-item>
          <text:p text:style-name="P219"><text:span text:style-name="T43">Tareas realizadas que no fueron planeadas</text:span><text:span text:style-name="T31">. </text:span></text:p>
          <text:p text:style-name="P227"/>
        </text:list-item>
      </text:list>
      <text:list xml:id="list193543533430235" text:continue-list="list193543256554806" text:style-name="WW8Num5">
        <text:list-item>
          <text:p text:style-name="P163">Asuntos Pendientes</text:p>
        </text:list-item>
      </text:list>
      <text:p text:style-name="P18"/>
      <text:list xml:id="list193543289926248" text:continue-numbering="true" text:style-name="WW8Num5">
        <text:list-item>
          <text:list>
            <text:list-header>
              <text:p text:style-name="P181"/>
            </text:list-header>
          </text:list>
        </text:list-item>
      </text:list>
      <text:p text:style-name="P81"/>
      <text:list xml:id="list193543393314529" text:continue-numbering="true" text:style-name="WW8Num5">
        <text:list-item>
          <text:p text:style-name="P163">Asuntos Nuevos</text:p>
          <text:p text:style-name="P163"/>
        </text:list-item>
      </text:list>
      <text:list xml:id="list9146951387307995352" text:style-name="L6">
        <text:list-header>
          <text:p text:style-name="P202"/>
        </text:list-header>
      </text:list>
      <text:p text:style-name="P51"/>
      <text:p text:style-name="P51"/>
      <text:p text:style-name="P51"/>
      <text:list xml:id="list193543825107105" text:continue-list="list193543393314529" text:style-name="WW8Num5">
        <text:list-header>
          <text:p text:style-name="P163"/>
        </text:list-header>
        <text:list-item>
          <text:p text:style-name="P170">Cumplimiento de tareas asignadas</text:p>
        </text:list-item>
      </text:list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6">Tarea </text:p>
          </table:table-cell>
          <table:table-cell table:style-name="Table3.A1" office:value-type="string">
            <text:p text:style-name="P106">Responsable</text:p>
          </table:table-cell>
          <table:table-cell table:style-name="Table3.A1" office:value-type="string">
            <text:p text:style-name="P106">Grado de conclusión</text:p>
          </table:table-cell>
          <table:table-cell table:style-name="Table3.D1" office:value-type="string">
            <text:p text:style-name="P111">Nota</text:p>
          </table:table-cell>
        </table:table-row>
        <table:table-row>
          <table:table-cell table:style-name="Table3.A4" office:value-type="string">
            <text:p text:style-name="P123">Conección a DB</text:p>
          </table:table-cell>
          <table:table-cell table:style-name="Table3.B2" office:value-type="string">
            <text:p text:style-name="P128">Adan Carranza</text:p>
          </table:table-cell>
          <table:table-cell table:style-name="Table3.C2" office:value-type="string">
            <text:p text:style-name="P134">100%</text:p>
          </table:table-cell>
          <table:table-cell table:style-name="Table3.D2" office:value-type="string">
            <text:p text:style-name="P137"/>
          </table:table-cell>
        </table:table-row>
        <table:table-row>
          <table:table-cell table:style-name="Table3.A4" office:value-type="string">
            <text:p text:style-name="P123">Creaecion CRUDS</text:p>
          </table:table-cell>
          <table:table-cell table:style-name="Table3.B3" office:value-type="string">
            <text:p text:style-name="P128">Adan Carranza</text:p>
          </table:table-cell>
          <table:table-cell table:style-name="Table3.C3" office:value-type="string">
            <text:p text:style-name="P134"><text:span text:style-name="T57">10</text:span>0%</text:p>
          </table:table-cell>
          <table:table-cell table:style-name="Table3.D3" office:value-type="string">
            <text:p text:style-name="P137"/>
          </table:table-cell>
        </table:table-row>
        <table:table-row>
          <table:table-cell table:style-name="Table3.A4" office:value-type="string">
            <text:p text:style-name="P117">Domain</text:p>
          </table:table-cell>
          <table:table-cell table:style-name="Table3.B4" office:value-type="string">
            <text:p text:style-name="P138">Pablo Carranza</text:p>
          </table:table-cell>
          <table:table-cell table:style-name="Table3.C4" office:value-type="string">
            <text:p text:style-name="P134">100%</text:p>
          </table:table-cell>
          <table:table-cell table:style-name="Table3.D4" office:value-type="string">
            <text:p text:style-name="P137"/>
          </table:table-cell>
        </table:table-row>
        <table:table-row>
          <table:table-cell table:style-name="Table3.A5" office:value-type="string">
            <text:p text:style-name="P117">View<text:span text:style-name="T48">s</text:span></text:p>
          </table:table-cell>
          <table:table-cell table:style-name="Table3.B5" office:value-type="string">
            <text:p text:style-name="P138">Pablo Carranza</text:p>
          </table:table-cell>
          <table:table-cell table:style-name="Table3.C5" office:value-type="string">
            <text:p text:style-name="P134">100%</text:p>
          </table:table-cell>
          <table:table-cell table:style-name="Table3.D5" office:value-type="string">
            <text:p text:style-name="P137"/>
          </table:table-cell>
        </table:table-row>
        <table:table-row>
          <table:table-cell table:style-name="Table3.A6" office:value-type="string">
            <text:p text:style-name="P128">Bissines</text:p>
          </table:table-cell>
          <table:table-cell table:style-name="Table3.B6" office:value-type="string">
            <text:p text:style-name="P118">Luis Parra</text:p>
          </table:table-cell>
          <table:table-cell table:style-name="Table3.C6" office:value-type="string">
            <text:p text:style-name="P134"><text:span text:style-name="T57">10</text:span>0%</text:p>
          </table:table-cell>
          <table:table-cell table:style-name="Table3.D6" office:value-type="string">
            <text:p text:style-name="P137"/>
          </table:table-cell>
        </table:table-row>
      </table:table>
      <text:p text:style-name="P86"/>
      <text:p text:style-name="P86"/>
      <text:p text:style-name="P14">*Aunque el proyecto es grupal, en cada iteración se asignará una persona del grupo como responsable de cada una de las tareas asignadas.</text:p>
      <text:p text:style-name="P38"><text:soft-page-break/>**Existen tareas ya definidas <text:span text:style-name="T45">como avances revisables en cada iteración:</text:span></text:p>
      <text:p text:style-name="P43">1. Diagramas de casos de uso</text:p>
      <text:p text:style-name="P43">2. Modelo de datos</text:p>
      <text:p text:style-name="P43">3. Diagrama de aplicación</text:p>
      <text:p text:style-name="P48">4. Módulos funcionales <text:span text:style-name="T46">en ejecución</text:span></text:p>
      <text:p text:style-name="P29"/>
      <text:p text:style-name="P33">PROXIMA REUNION:</text:p>
      <text:p text:style-name="P18"/>
      <text:p text:style-name="P18"/>
      <text:p text:style-name="P57"><text:span text:style-name="T1">Fecha: </text:span><text:span text:style-name="T16">10</text:span><text:span text:style-name="T2"> de </text:span><text:span text:style-name="T9">0</text:span><text:span text:style-name="T13">9</text:span></text:p>
      <text:p text:style-name="P57"><text:span text:style-name="T1">Hora: </text:span><text:span text:style-name="T16">9</text:span><text:span text:style-name="T1">:00 <text:tab/></text:span><text:span text:style-name="T16">AM</text:span></text:p>
      <text:p text:style-name="P57"><text:span text:style-name="T1">Lugar: </text:span><text:span text:style-name="T16">Casa Adan</text:span></text:p>
      <text:p text:style-name="P18"/>
      <text:p text:style-name="P33"/>
      <text:p text:style-name="P33">CLAUSURA:</text:p>
      <text:p text:style-name="P62"/>
      <text:p text:style-name="P58"><text:span text:style-name="T28">Jose Pablo Carranza Alfaro</text:span><text:span text:style-name="T1">, como persona encargada de preceder la reunión, clausura la reunión </text:span><text:span text:style-name="T13">0</text:span><text:span text:style-name="T11">2</text:span><text:span text:style-name="T2"> de </text:span><text:span text:style-name="T9">0</text:span><text:span text:style-name="T13">9</text:span><text:span text:style-name="T14"> </text:span><text:span text:style-name="T1"><text:s/>a las </text:span><text:span text:style-name="T10">8:00</text:span><text:span text:style-name="T16">pm</text:span><text:span text:style-name="T1"> horas.<text:line-break/></text:span></text:p>
      <text:p text:style-name="P142"><text:span text:style-name="T34">Minuta No. 00</text:span><text:span text:style-name="T38">5</text:span><text:span text:style-name="apple-converted-space"><text:span text:style-name="T33"> de </text:span></text:span><text:span text:style-name="apple-converted-space"><text:span text:style-name="T41">Grupo1</text:span></text:span></text:p>
      <text:p text:style-name="P10"><text:tab/></text:p>
      <text:p text:style-name="P58"><text:span text:style-name="T1"><text:tab/>Fecha<text:tab/>: </text:span><text:span text:style-name="T16">Domingo</text:span><text:span text:style-name="T15"> </text:span><text:span text:style-name="T16">1</text:span><text:span text:style-name="T13">0</text:span><text:span text:style-name="T2"> de </text:span><text:span text:style-name="T9">0</text:span><text:span text:style-name="T13">9</text:span></text:p>
      <text:p text:style-name="P58"><text:span text:style-name="T1"><text:tab/>Hora <text:tab/>: </text:span><text:span text:style-name="T16">9:</text:span><text:span text:style-name="T18">00</text:span><text:span text:style-name="T16"> </text:span><text:span text:style-name="T15">a</text:span><text:span text:style-name="T7">m</text:span><text:span text:style-name="T1"> </text:span></text:p>
      <text:p text:style-name="P58"><text:span text:style-name="T1"><text:tab/>Lugar<text:tab/>: </text:span><text:span text:style-name="T16">Casa Adan</text:span></text:p>
      <text:p text:style-name="P19"><text:tab/></text:p>
      <text:p text:style-name="P102"><text:span text:style-name="T1">Siendo las </text:span><text:span text:style-name="T17">9</text:span><text:span text:style-name="T7">:</text:span><text:span text:style-name="T17">1</text:span><text:span text:style-name="T7">0</text:span><text:span text:style-name="T15">pm</text:span><text:span text:style-name="T3"> </text:span><text:span text:style-name="T1"><text:s/>horas del día </text:span><text:span text:style-name="T17">10</text:span><text:span text:style-name="T1"> de </text:span><text:span text:style-name="T15">septiembre</text:span><text:span text:style-name="T1"> de 20</text:span><text:span text:style-name="T3">1</text:span><text:span text:style-name="T7">7</text:span><text:span text:style-name="T1">, se reúne el grupo: </text:span><text:span text:style-name="T21">Grupo1</text:span><text:span text:style-name="T1">, en sesión extraordinaria previa citación realizada.</text:span></text:p>
      <text:p text:style-name="P97">ASISTENTES:</text:p>
      <text:p text:style-name="P59"><text:span text:style-name="T22">La persona encargada </text:span><text:span text:style-name="T23">que</text:span><text:span text:style-name="T22"> preceder la reunión, <text:s/></text:span><text:span text:style-name="T28">Jose Pablo Carranza Alfaro</text:span><text:span text:style-name="T22">, pasó lista y determinó que había quórum.</text:span></text:p>
      <text:p text:style-name="P24">Los asistentes a esta reunión son:</text:p>
      <text:p text:style-name="P24"/>
      <text:list xml:id="list193544465761743" text:continue-list="list193543852657609" text:style-name="WW8Num1">
        <text:list-item>
          <text:p text:style-name="P148">Luis Parra C</text:p>
        </text:list-item>
        <text:list-item>
          <text:p text:style-name="P155"><text:span text:style-name="T49">Adán Carranza</text:span><text:tab/><text:tab/></text:p>
        </text:list-item>
        <text:list-item>
          <text:p text:style-name="P194"><text:span text:style-name="T24">Pablo Carranza<text:tab/></text:span><text:span text:style-name="T4"><text:tab/></text:span></text:p>
          <text:p text:style-name="P155"/>
        </text:list-item>
      </text:list>
      <text:p text:style-name="P97">AGENDA:</text:p>
      <text:p text:style-name="P77"/>
      <text:p text:style-name="P34">ASUNTOS:</text:p>
      <text:p text:style-name="P92"/>
      <text:list xml:id="list193543100587299" text:continue-list="list193543825107105" text:style-name="WW8Num5">
        <text:list-item>
          <text:p text:style-name="P164">Asuntos tratados y acuerdos tomados</text:p>
          <text:p text:style-name="P164"/>
        </text:list-item>
      </text:list>
      <text:p text:style-name="P68"><text:tab/><text:tab/></text:p>
      <text:list xml:id="list193544111016172" text:continue-list="list193543849392653" text:style-name="L1">
        <text:list-item>
          <text:p text:style-name="P244">Qué he hecho </text:p>
          <text:list>
            <text:list-item>
              <text:p text:style-name="P252">¿Pude hacer todo lo que tenía planeado? </text:p>
            </text:list-item>
          </text:list>
        </text:list-item>
      </text:list>
      <text:p text:style-name="P304">Restructurar la vista de socioView.php en caso que desee modificar la ubicación del mismo.</text:p>
      <text:p text:style-name="P305">Se agrego las opciones de ver socio y ademas registrar un nuevo socio y restructurar la <text:s/>informacion de la misma.</text:p>
      <text:p text:style-name="P302"/>
      <text:list xml:id="list193542997948513" text:continue-numbering="true" text:style-name="L1">
        <text:list-header>
          <text:p text:style-name="P317"/>
        </text:list-header>
      </text:list>
      <text:p text:style-name="P320"/>
      <text:list xml:id="list193543622795937" text:continue-numbering="true" text:style-name="L1">
        <text:list-header>
          <text:p text:style-name="P313"/>
          <text:p text:style-name="P324"/>
        </text:list-header>
      </text:list>
      <text:p text:style-name="P320"/>
      <text:list xml:id="list193542947963134" text:continue-numbering="true" text:style-name="L1">
        <text:list-item>
          <text:list>
            <text:list-header>
              <text:p text:style-name="P261"/>
            </text:list-header>
          </text:list>
        </text:list-item>
        <text:list-item>
          <text:p text:style-name="P268"><text:span text:style-name="T42">Qué voy a hacer . </text:span><text:s/></text:p>
        </text:list-item>
        <text:list-item>
          <text:p text:style-name="P278"><text:soft-page-break/>Por definir</text:p>
        </text:list-item>
      </text:list>
      <text:p text:style-name="P72"/>
      <text:list xml:id="list193543322762585" text:continue-numbering="true" text:style-name="L1">
        <text:list-item>
          <text:p text:style-name="P268"><text:span text:style-name="T44">I</text:span><text:span text:style-name="T42">mpedimentos <text:s/></text:span></text:p>
          <text:p text:style-name="P247"/>
          <text:p text:style-name="P296"/>
          <text:p text:style-name="P293"/>
          <text:p text:style-name="P285"/>
        </text:list-item>
        <text:list-item>
          <text:p text:style-name="P220"><text:span text:style-name="T43">Tareas realizadas que no fueron planeadas</text:span><text:span text:style-name="T31">. </text:span></text:p>
        </text:list-item>
        <text:list-item>
          <text:p text:style-name="P229"/>
          <text:p text:style-name="P227"/>
        </text:list-item>
      </text:list>
      <text:list xml:id="list193543319311917" text:continue-list="list193543100587299" text:style-name="WW8Num5">
        <text:list-item>
          <text:p text:style-name="P164">Asuntos Pendientes</text:p>
        </text:list-item>
      </text:list>
      <text:p text:style-name="P19"/>
      <text:list xml:id="list193543615384052" text:continue-numbering="true" text:style-name="WW8Num5">
        <text:list-item>
          <text:list>
            <text:list-header>
              <text:p text:style-name="P182"/>
            </text:list-header>
          </text:list>
        </text:list-item>
      </text:list>
      <text:p text:style-name="P82"/>
      <text:list xml:id="list193544285415758" text:continue-numbering="true" text:style-name="WW8Num5">
        <text:list-item>
          <text:p text:style-name="P164">Asuntos Nuevos</text:p>
          <text:p text:style-name="P164"/>
        </text:list-item>
      </text:list>
      <text:list xml:id="list3211612807677170871" text:style-name="L7">
        <text:list-header>
          <text:p text:style-name="P203"/>
        </text:list-header>
      </text:list>
      <text:p text:style-name="P52"/>
      <text:p text:style-name="P52"/>
      <text:p text:style-name="P52"/>
      <text:list xml:id="list193543399061905" text:continue-list="list193544285415758" text:style-name="WW8Num5">
        <text:list-header>
          <text:p text:style-name="P164"/>
        </text:list-header>
        <text:list-item>
          <text:p text:style-name="P171">Cumplimiento de tareas asignadas</text:p>
        </text:list-item>
      </text:list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7">Tarea </text:p>
          </table:table-cell>
          <table:table-cell table:style-name="Table4.A1" office:value-type="string">
            <text:p text:style-name="P107">Responsable</text:p>
          </table:table-cell>
          <table:table-cell table:style-name="Table4.A1" office:value-type="string">
            <text:p text:style-name="P107">Grado de conclusión</text:p>
          </table:table-cell>
          <table:table-cell table:style-name="Table4.D1" office:value-type="string">
            <text:p text:style-name="P112">Nota</text:p>
          </table:table-cell>
        </table:table-row>
        <table:table-row>
          <table:table-cell table:style-name="Table4.A4" office:value-type="string">
            <text:p text:style-name="P124">Conección a DB</text:p>
          </table:table-cell>
          <table:table-cell table:style-name="Table4.B2" office:value-type="string">
            <text:p text:style-name="P129">Adan Carranza</text:p>
          </table:table-cell>
          <table:table-cell table:style-name="Table4.C2" office:value-type="string">
            <text:p text:style-name="P135">100%</text:p>
          </table:table-cell>
          <table:table-cell table:style-name="Table4.D2" office:value-type="string">
            <text:p text:style-name="P139"/>
          </table:table-cell>
        </table:table-row>
        <table:table-row>
          <table:table-cell table:style-name="Table4.A4" office:value-type="string">
            <text:p text:style-name="P124">Creaecion CRUDS</text:p>
          </table:table-cell>
          <table:table-cell table:style-name="Table4.B3" office:value-type="string">
            <text:p text:style-name="P129">Adan Carranza</text:p>
          </table:table-cell>
          <table:table-cell table:style-name="Table4.C3" office:value-type="string">
            <text:p text:style-name="P135"><text:span text:style-name="T57">10</text:span>0%</text:p>
          </table:table-cell>
          <table:table-cell table:style-name="Table4.D3" office:value-type="string">
            <text:p text:style-name="P139"/>
          </table:table-cell>
        </table:table-row>
        <table:table-row>
          <table:table-cell table:style-name="Table4.A4" office:value-type="string">
            <text:p text:style-name="P118">Domain</text:p>
          </table:table-cell>
          <table:table-cell table:style-name="Table4.B4" office:value-type="string">
            <text:p text:style-name="P138">Pablo Carranza</text:p>
          </table:table-cell>
          <table:table-cell table:style-name="Table4.C4" office:value-type="string">
            <text:p text:style-name="P135">100%</text:p>
          </table:table-cell>
          <table:table-cell table:style-name="Table4.D4" office:value-type="string">
            <text:p text:style-name="P139"/>
          </table:table-cell>
        </table:table-row>
        <table:table-row>
          <table:table-cell table:style-name="Table4.A5" office:value-type="string">
            <text:p text:style-name="P118">View<text:span text:style-name="T48">s</text:span></text:p>
          </table:table-cell>
          <table:table-cell table:style-name="Table4.B5" office:value-type="string">
            <text:p text:style-name="P138">Pablo Carranza</text:p>
          </table:table-cell>
          <table:table-cell table:style-name="Table4.C5" office:value-type="string">
            <text:p text:style-name="P135">100%</text:p>
          </table:table-cell>
          <table:table-cell table:style-name="Table4.D5" office:value-type="string">
            <text:p text:style-name="P139"/>
          </table:table-cell>
        </table:table-row>
        <table:table-row>
          <table:table-cell table:style-name="Table4.A6" office:value-type="string">
            <text:p text:style-name="P129">Bissines</text:p>
          </table:table-cell>
          <table:table-cell table:style-name="Table4.B6" office:value-type="string">
            <text:p text:style-name="P118">Luis Parra</text:p>
          </table:table-cell>
          <table:table-cell table:style-name="Table4.C6" office:value-type="string">
            <text:p text:style-name="P135"><text:span text:style-name="T57">10</text:span>0%</text:p>
          </table:table-cell>
          <table:table-cell table:style-name="Table4.D6" office:value-type="string">
            <text:p text:style-name="P139"/>
          </table:table-cell>
        </table:table-row>
      </table:table>
      <text:p text:style-name="P87"/>
      <text:p text:style-name="P87"/>
      <text:p text:style-name="P15">*Aunque el proyecto es grupal, en cada iteración se asignará una persona del grupo como responsable de cada una de las tareas asignadas.</text:p>
      <text:p text:style-name="P39">**Existen tareas ya definidas <text:span text:style-name="T45">como avances revisables en cada iteración:</text:span></text:p>
      <text:p text:style-name="P44">1. Diagramas de casos de uso</text:p>
      <text:p text:style-name="P44"><text:soft-page-break/>2. Modelo de datos</text:p>
      <text:p text:style-name="P44">3. Diagrama de aplicación</text:p>
      <text:p text:style-name="P49">4. Módulos funcionales <text:span text:style-name="T46">en ejecución</text:span></text:p>
      <text:p text:style-name="P30"/>
      <text:p text:style-name="P34">PROXIMA REUNION:</text:p>
      <text:p text:style-name="P19"/>
      <text:p text:style-name="P19"/>
      <text:p text:style-name="P58"><text:span text:style-name="T1">Fecha: </text:span><text:span text:style-name="T16">10</text:span><text:span text:style-name="T2"> de </text:span><text:span text:style-name="T9">0</text:span><text:span text:style-name="T13">9</text:span></text:p>
      <text:p text:style-name="P58"><text:span text:style-name="T1">Hora: </text:span><text:span text:style-name="T16">9</text:span><text:span text:style-name="T1">:00 <text:tab/></text:span><text:span text:style-name="T16">AM</text:span></text:p>
      <text:p text:style-name="P58"><text:span text:style-name="T1">Lugar: </text:span><text:span text:style-name="T16">Casa Adan</text:span></text:p>
      <text:p text:style-name="P19"/>
      <text:p text:style-name="P34"/>
      <text:p text:style-name="P34">CLAUSURA:</text:p>
      <text:p text:style-name="P63"/>
      <text:p text:style-name="P58"><text:span text:style-name="T28">Jose Pablo Carranza Alfaro</text:span><text:span text:style-name="T1">, como persona encargada de preceder la reunión, clausura la reunión </text:span><text:span text:style-name="T13">0</text:span><text:span text:style-name="T11">2</text:span><text:span text:style-name="T2"> de </text:span><text:span text:style-name="T9">0</text:span><text:span text:style-name="T13">9</text:span><text:span text:style-name="T14"> </text:span><text:span text:style-name="T1"><text:s/>a las </text:span><text:span text:style-name="T10">8:00</text:span><text:span text:style-name="T16">pm</text:span><text:span text:style-name="T1"> horas.</text:span></text:p>
      <text:p text:style-name="P232"><text:span text:style-name="T34">Minuta No. 00</text:span><text:span text:style-name="T39">6</text:span><text:span text:style-name="apple-converted-space"><text:span text:style-name="T33"> de </text:span></text:span><text:span text:style-name="apple-converted-space"><text:span text:style-name="T41">Grupo1</text:span></text:span></text:p>
      <text:p text:style-name="P184"><text:tab/></text:p>
      <text:p text:style-name="P197"><text:span text:style-name="T1"><text:tab/>Fecha<text:tab/>: </text:span><text:span text:style-name="T19">Viernes</text:span><text:span text:style-name="T15"> </text:span><text:span text:style-name="T16">1</text:span><text:span text:style-name="T13">0</text:span><text:span text:style-name="T2"> de </text:span><text:span text:style-name="T19">10</text:span></text:p>
      <text:p text:style-name="P197"><text:span text:style-name="T1"><text:tab/>Hora <text:tab/>: </text:span><text:span text:style-name="T19">11</text:span><text:span text:style-name="T16">:</text:span><text:span text:style-name="T18">00</text:span><text:span text:style-name="T16"> </text:span><text:span text:style-name="T15">a</text:span><text:span text:style-name="T7">m</text:span><text:span text:style-name="T1"> </text:span></text:p>
      <text:p text:style-name="P197"><text:span text:style-name="T1"><text:tab/>Lugar<text:tab/>: </text:span><text:span text:style-name="T16">Casa Adan </text:span></text:p>
      <text:p text:style-name="P188"><text:tab/></text:p>
      <text:p text:style-name="P327"><text:span text:style-name="T1">Siendo las </text:span><text:span text:style-name="T19">11</text:span><text:span text:style-name="T7">:</text:span><text:span text:style-name="T19">0</text:span><text:span text:style-name="T7">0</text:span><text:span text:style-name="T15">pm</text:span><text:span text:style-name="T3"> </text:span><text:span text:style-name="T1"><text:s/>horas del día </text:span><text:span text:style-name="T17">10</text:span><text:span text:style-name="T1"> de </text:span><text:span text:style-name="T19">octubre</text:span><text:span text:style-name="T1"> de 20</text:span><text:span text:style-name="T3">1</text:span><text:span text:style-name="T7">7</text:span><text:span text:style-name="T1">, se reúne el grupo: </text:span><text:span text:style-name="T21">Grupo1</text:span><text:span text:style-name="T1">, en sesión extraordinaria previa citación realizada.</text:span></text:p>
      <text:p text:style-name="P329">ASISTENTES:</text:p>
      <text:p text:style-name="P197"><text:span text:style-name="T22">La persona encargada </text:span><text:span text:style-name="T23">que</text:span><text:span text:style-name="T22"> preceder la reunión, <text:s/></text:span><text:span text:style-name="T28">Jose Pablo Carranza Alfaro</text:span><text:span text:style-name="T22">, pasó lista y determinó que había quórum.</text:span></text:p>
      <text:p text:style-name="P158">Los asistentes a esta reunión son:</text:p>
      <text:p text:style-name="P158"/>
      <text:list xml:id="list193543847050564" text:continue-list="list193544465761743" text:style-name="WW8Num1">
        <text:list-item>
          <text:p text:style-name="P149">Luis Parra C</text:p>
        </text:list-item>
        <text:list-item>
          <text:p text:style-name="P156"><text:span text:style-name="T49">Adán Carranza</text:span><text:tab/><text:tab/></text:p>
        </text:list-item>
        <text:list-item>
          <text:p text:style-name="P195"><text:span text:style-name="T24">Pablo Carranza<text:tab/></text:span><text:span text:style-name="T4"><text:tab/></text:span></text:p>
          <text:p text:style-name="P156"/>
        </text:list-item>
      </text:list>
      <text:p text:style-name="P329">AGENDA:</text:p>
      <text:p text:style-name="P331"/>
      <text:p text:style-name="P176">ASUNTOS:</text:p>
      <text:p text:style-name="P234"/>
      <text:list xml:id="list193542955161163" text:continue-list="list193543399061905" text:style-name="WW8Num5">
        <text:list-item>
          <text:p text:style-name="P165">Asuntos tratados y acuerdos tomados</text:p>
          <text:p text:style-name="P165"/>
        </text:list-item>
      </text:list>
      <text:p text:style-name="P255"><text:tab/><text:tab/></text:p>
      <text:list xml:id="list193542541392752" text:continue-list="list193543322762585" text:style-name="L1">
        <text:list-item>
          <text:p text:style-name="P245">Qué he hecho </text:p>
          <text:list>
            <text:list-item>
              <text:p text:style-name="P253">¿Pude hacer todo lo que tenía planeado? </text:p>
            </text:list-item>
          </text:list>
        </text:list-item>
      </text:list>
      <text:p text:style-name="P306">Acomodar las vistas de socio, <text:span text:style-name="T60">hato</text:span> y ademas finca, en ellas se cambio la ubicación de las vistas y tambien por abajo se modificaron los action de cada de una de las vistas para el funcionamiento de las mismas.</text:p>
      <text:p text:style-name="P306">Ademas, incorporar 3 vistas nuevas de pago de anualidada por primera vez, otra de anualidad pero de un socio que ya no es su primera vez y finalmente la vista de agregar una anualidad.</text:p>
      <text:p text:style-name="P303"/>
      <text:list xml:id="list193543854730786" text:continue-numbering="true" text:style-name="L1">
        <text:list-header>
          <text:p text:style-name="P318"/>
        </text:list-header>
      </text:list>
      <text:p text:style-name="P321"/>
      <text:list xml:id="list193542784030132" text:continue-numbering="true" text:style-name="L1">
        <text:list-header>
          <text:p text:style-name="P314"/>
          <text:p text:style-name="P325"/>
        </text:list-header>
      </text:list>
      <text:p text:style-name="P321"/>
      <text:list xml:id="list193543537319396" text:continue-numbering="true" text:style-name="L1">
        <text:list-item>
          <text:list>
            <text:list-header>
              <text:p text:style-name="P262"/>
            </text:list-header>
          </text:list>
        </text:list-item>
        <text:list-item>
          <text:p text:style-name="P269"><text:soft-page-break/><text:span text:style-name="T42">Qué voy a hacer . </text:span><text:s/></text:p>
        </text:list-item>
        <text:list-item>
          <text:p text:style-name="P279">Por definir</text:p>
        </text:list-item>
      </text:list>
      <text:p text:style-name="P272"/>
      <text:list xml:id="list193543144272397" text:continue-numbering="true" text:style-name="L1">
        <text:list-item>
          <text:p text:style-name="P269"><text:span text:style-name="T44">I</text:span><text:span text:style-name="T42">mpedimentos <text:s/></text:span></text:p>
          <text:p text:style-name="P297"><text:span text:style-name="T59">Un inconveniente es la creacion de consultas el cual vayan en un rango de fechas definidas por el los encragados de registrar la anualidad.</text:span></text:p>
          <text:p text:style-name="P286"/>
        </text:list-item>
        <text:list-item>
          <text:p text:style-name="P221"><text:span text:style-name="T43">Tareas realizadas que no fueron planeadas</text:span><text:span text:style-name="T31">. </text:span></text:p>
          <text:p text:style-name="P230">Investigar como hacer una consulta entre dos rangos de fechas.</text:p>
          <text:p text:style-name="P230">Como hacer un reporte <text:s/></text:p>
          <text:p text:style-name="P228"/>
        </text:list-item>
      </text:list>
      <text:list xml:id="list193543881536729" text:continue-list="list193542955161163" text:style-name="WW8Num5">
        <text:list-item>
          <text:p text:style-name="P165">Asuntos Pendientes</text:p>
        </text:list-item>
      </text:list>
      <text:p text:style-name="P188"/>
      <text:p text:style-name="P188"><text:tab/><text:span text:style-name="T58">Hacer reportes de morosidad entre un rango de fechas.</text:span></text:p>
      <text:p text:style-name="P188"><text:tab/><text:span text:style-name="T58">Reorganizar todas las datas y bussiness.</text:span></text:p>
      <text:p text:style-name="P236"/>
      <text:list xml:id="list193542931170608" text:continue-numbering="true" text:style-name="WW8Num5">
        <text:list-item>
          <text:p text:style-name="P165">Asuntos Nuevos</text:p>
          <text:p text:style-name="P165"/>
        </text:list-item>
      </text:list>
      <text:list xml:id="list2285754416450227772" text:style-name="L8">
        <text:list-header>
          <text:p text:style-name="P212">Sin asignar</text:p>
        </text:list-header>
      </text:list>
      <text:p text:style-name="P204"/>
      <text:p text:style-name="P204"/>
      <text:list xml:id="list193543165894455" text:continue-list="list193542931170608" text:style-name="WW8Num5">
        <text:list-header>
          <text:p text:style-name="P165"/>
        </text:list-header>
        <text:list-item>
          <text:p text:style-name="P172">Cumplimiento de tareas asignadas</text:p>
        </text:list-item>
      </text:list>
      <text:p text:style-name="P18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33">Tarea </text:p>
          </table:table-cell>
          <table:table-cell table:style-name="Table5.A1" office:value-type="string">
            <text:p text:style-name="P333">Responsable</text:p>
          </table:table-cell>
          <table:table-cell table:style-name="Table5.A1" office:value-type="string">
            <text:p text:style-name="P333">Grado de conclusión</text:p>
          </table:table-cell>
          <table:table-cell table:style-name="Table5.D1" office:value-type="string">
            <text:p text:style-name="P335">Nota</text:p>
          </table:table-cell>
        </table:table-row>
        <table:table-row>
          <table:table-cell table:style-name="Table5.A4" office:value-type="string">
            <text:p text:style-name="P337">Conección a DB</text:p>
          </table:table-cell>
          <table:table-cell table:style-name="Table5.B2" office:value-type="string">
            <text:p text:style-name="P343">Luis Parra</text:p>
          </table:table-cell>
          <table:table-cell table:style-name="Table5.C2" office:value-type="string">
            <text:p text:style-name="P341">100%</text:p>
          </table:table-cell>
          <table:table-cell table:style-name="Table5.D2" office:value-type="string">
            <text:p text:style-name="P347"/>
          </table:table-cell>
        </table:table-row>
        <table:table-row>
          <table:table-cell table:style-name="Table5.A4" office:value-type="string">
            <text:p text:style-name="P337">Creaecion CRUDS</text:p>
          </table:table-cell>
          <table:table-cell table:style-name="Table5.B3" office:value-type="string">
            <text:p text:style-name="P343">Luis Parra</text:p>
          </table:table-cell>
          <table:table-cell table:style-name="Table5.C3" office:value-type="string">
            <text:p text:style-name="P341"><text:span text:style-name="T60">70</text:span>%</text:p>
          </table:table-cell>
          <table:table-cell table:style-name="Table5.D3" office:value-type="string">
            <text:p text:style-name="P347"/>
          </table:table-cell>
        </table:table-row>
        <table:table-row>
          <table:table-cell table:style-name="Table5.A4" office:value-type="string">
            <text:p text:style-name="P343">Domain</text:p>
          </table:table-cell>
          <table:table-cell table:style-name="Table5.B4" office:value-type="string">
            <text:p text:style-name="P345">Pablo Carranza</text:p>
          </table:table-cell>
          <table:table-cell table:style-name="Table5.C4" office:value-type="string">
            <text:p text:style-name="P341">100%</text:p>
          </table:table-cell>
          <table:table-cell table:style-name="Table5.D4" office:value-type="string">
            <text:p text:style-name="P347"/>
          </table:table-cell>
        </table:table-row>
        <table:table-row>
          <table:table-cell table:style-name="Table5.A5" office:value-type="string">
            <text:p text:style-name="P343">View<text:span text:style-name="T48">s</text:span></text:p>
          </table:table-cell>
          <table:table-cell table:style-name="Table5.B5" office:value-type="string">
            <text:p text:style-name="P345"><text:span text:style-name="T58">Adan</text:span> Carranza</text:p>
          </table:table-cell>
          <table:table-cell table:style-name="Table5.C5" office:value-type="string">
            <text:p text:style-name="P341">100%</text:p>
          </table:table-cell>
          <table:table-cell table:style-name="Table5.D5" office:value-type="string">
            <text:p text:style-name="P347"/>
          </table:table-cell>
        </table:table-row>
        <table:table-row>
          <table:table-cell table:style-name="Table5.A6" office:value-type="string">
            <text:p text:style-name="P339">Bissines</text:p>
          </table:table-cell>
          <table:table-cell table:style-name="Table5.B6" office:value-type="string">
            <text:p text:style-name="P345">Pablo Carranza</text:p>
          </table:table-cell>
          <table:table-cell table:style-name="Table5.C6" office:value-type="string">
            <text:p text:style-name="P341"><text:span text:style-name="T60">80</text:span>%</text:p>
          </table:table-cell>
          <table:table-cell table:style-name="Table5.D6" office:value-type="string">
            <text:p text:style-name="P347"/>
          </table:table-cell>
        </table:table-row>
      </table:table>
      <text:p text:style-name="P238"/>
      <text:p text:style-name="P238"/>
      <text:p text:style-name="P186">*Aunque el proyecto es grupal, en cada iteración se asignará una persona del grupo como responsable de cada una de las tareas asignadas.</text:p>
      <text:p text:style-name="P206"><text:soft-page-break/>**Existen tareas ya definidas <text:span text:style-name="T45">como avances revisables en cada iteración:</text:span></text:p>
      <text:p text:style-name="P208">1. Diagramas de casos de uso</text:p>
      <text:p text:style-name="P208">2. Modelo de datos</text:p>
      <text:p text:style-name="P208">3. Diagrama de aplicación</text:p>
      <text:p text:style-name="P210">4. Módulos funcionales <text:span text:style-name="T46">en ejecución</text:span></text:p>
      <text:p text:style-name="P174"/>
      <text:p text:style-name="P176">PROXIMA REUNION:</text:p>
      <text:p text:style-name="P188"/>
      <text:p text:style-name="P188"/>
      <text:p text:style-name="P197"><text:span text:style-name="T1">Fecha: </text:span><text:span text:style-name="T20">15</text:span><text:span text:style-name="T2"> de </text:span><text:span text:style-name="T20">10</text:span></text:p>
      <text:p text:style-name="P197"><text:span text:style-name="T1">Hora: </text:span><text:span text:style-name="T16">9</text:span><text:span text:style-name="T1">:00 <text:tab/></text:span><text:span text:style-name="T16">AM</text:span></text:p>
      <text:p text:style-name="P197"><text:span text:style-name="T1">Lugar: </text:span><text:span text:style-name="T16">Casa Adan</text:span></text:p>
      <text:p text:style-name="P188"/>
      <text:p text:style-name="P176"/>
      <text:p text:style-name="P176">CLAUSURA:</text:p>
      <text:p text:style-name="P214"/>
      <text:p text:style-name="P197"><text:span text:style-name="T28">Jose Pablo Carranza Alfaro</text:span><text:span text:style-name="T1">, como persona encargada de preceder la reunión, clausura la reunión </text:span><text:span text:style-name="T20">10</text:span><text:span text:style-name="T2"> de </text:span><text:span text:style-name="T20">10</text:span><text:span text:style-name="T14"> </text:span><text:span text:style-name="T1"><text:s/>a las </text:span><text:span text:style-name="T20">5 </text:span><text:span text:style-name="T16">pm</text:span><text:span text:style-name="T1"> horas.</text:span></text:p>
      <text:p text:style-name="P197"><text:span text:style-name="T1"/></text:p>
      <text:p text:style-name="P197"><text:span text:style-name="T1"/></text:p>
      <text:p text:style-name="P233"><text:span text:style-name="T34">Minuta No. 00</text:span><text:span text:style-name="T40">7</text:span><text:span text:style-name="apple-converted-space"><text:span text:style-name="T33"> de </text:span></text:span><text:span text:style-name="apple-converted-space"><text:span text:style-name="T41">Grupo1</text:span></text:span></text:p>
      <text:p text:style-name="P185"><text:tab/></text:p>
      <text:p text:style-name="P198"><text:span text:style-name="T1"><text:tab/>Fecha<text:tab/>: </text:span><text:span text:style-name="T20">Domingo</text:span><text:span text:style-name="T15"> </text:span><text:span text:style-name="T16">1</text:span><text:span text:style-name="T20">5</text:span><text:span text:style-name="T2"> de </text:span><text:span text:style-name="T19">10</text:span></text:p>
      <text:p text:style-name="P198"><text:span text:style-name="T1"><text:tab/>Hora <text:tab/>: </text:span><text:span text:style-name="T20">9</text:span><text:span text:style-name="T16">:</text:span><text:span text:style-name="T18">00</text:span><text:span text:style-name="T16"> </text:span><text:span text:style-name="T15">a</text:span><text:span text:style-name="T7">m</text:span><text:span text:style-name="T1"> </text:span></text:p>
      <text:p text:style-name="P198"><text:span text:style-name="T1"><text:tab/>Lugar<text:tab/>: </text:span><text:span text:style-name="T16">Casa Adan </text:span></text:p>
      <text:p text:style-name="P189"><text:tab/></text:p>
      <text:p text:style-name="P328"><text:span text:style-name="T1">Siendo las </text:span><text:span text:style-name="T20">9</text:span><text:span text:style-name="T7">:</text:span><text:span text:style-name="T19">0</text:span><text:span text:style-name="T7">0</text:span><text:span text:style-name="T15">pm</text:span><text:span text:style-name="T3"> </text:span><text:span text:style-name="T1"><text:s/>horas del día </text:span><text:span text:style-name="T17">1</text:span><text:span text:style-name="T20">5</text:span><text:span text:style-name="T1"> de </text:span><text:span text:style-name="T19">octubre</text:span><text:span text:style-name="T1"> de 20</text:span><text:span text:style-name="T3">1</text:span><text:span text:style-name="T7">7</text:span><text:span text:style-name="T1">, se reúne el grupo: </text:span><text:span text:style-name="T21">Grupo1</text:span><text:span text:style-name="T1">, en sesión extraordinaria previa citación realizada.</text:span></text:p>
      <text:p text:style-name="P330">ASISTENTES:</text:p>
      <text:p text:style-name="P198"><text:span text:style-name="T22">La persona encargada </text:span><text:span text:style-name="T23">que</text:span><text:span text:style-name="T22"> preceder la reunión, <text:s/></text:span><text:span text:style-name="T28">Jose Pablo Carranza Alfaro</text:span><text:span text:style-name="T22">, pasó lista y determinó que había quórum.</text:span></text:p>
      <text:p text:style-name="P159">Los asistentes a esta reunión son:</text:p>
      <text:p text:style-name="P159"/>
      <text:list xml:id="list193543836529003" text:continue-list="list193543847050564" text:style-name="WW8Num1">
        <text:list-item>
          <text:p text:style-name="P157"><text:span text:style-name="T49">Adán Carranza</text:span><text:tab/><text:tab/></text:p>
        </text:list-item>
        <text:list-item>
          <text:p text:style-name="P196"><text:span text:style-name="T24">Pablo Carranza<text:tab/></text:span><text:span text:style-name="T4"><text:tab/></text:span></text:p>
          <text:p text:style-name="P157"/>
        </text:list-item>
      </text:list>
      <text:p text:style-name="P330">AGENDA:</text:p>
      <text:p text:style-name="P332"/>
      <text:p text:style-name="P177">ASUNTOS:</text:p>
      <text:p text:style-name="P235"/>
      <text:list xml:id="list193544270643375" text:continue-list="list193543165894455" text:style-name="WW8Num5">
        <text:list-item>
          <text:p text:style-name="P166">Asuntos tratados y acuerdos tomados</text:p>
          <text:p text:style-name="P166"/>
        </text:list-item>
      </text:list>
      <text:p text:style-name="P256"><text:tab/><text:tab/></text:p>
      <text:list xml:id="list193542578585005" text:continue-list="list193543144272397" text:style-name="L1">
        <text:list-item>
          <text:p text:style-name="P246">Qué he hecho </text:p>
          <text:list>
            <text:list-item>
              <text:p text:style-name="P254">¿Pude hacer todo lo que tenía planeado? </text:p>
            </text:list-item>
          </text:list>
        </text:list-item>
      </text:list>
      <text:p text:style-name="P307">Reacomodar y terminar las vistas de socio, finca &amp; hato junto a las action de ellas.</text:p>
      <text:p text:style-name="P308"><text:span text:style-name="T62">Ademas se puso en fincionameinto la vista de anualidad pero unicamente en ella se esta insertando pero aun no se actualizan los valores.</text:span></text:p>
      <text:list xml:id="list193544542332011" text:continue-numbering="true" text:style-name="L1">
        <text:list-header>
          <text:p text:style-name="P326"/>
        </text:list-header>
      </text:list>
      <text:p text:style-name="P322"/>
      <text:list xml:id="list193542797461253" text:continue-numbering="true" text:style-name="L1">
        <text:list-item>
          <text:list>
            <text:list-header>
              <text:p text:style-name="P263"/>
            </text:list-header>
          </text:list>
          <text:p text:style-name="P270"><text:span text:style-name="T42"/></text:p>
          <text:p text:style-name="P270"><text:span text:style-name="T42"/></text:p>
          <text:p text:style-name="P270"><text:span text:style-name="T42"/></text:p>
          <text:p text:style-name="P270"><text:span text:style-name="T42"/></text:p>
          <text:p text:style-name="P270"><text:span text:style-name="T42"/></text:p>
        </text:list-item>
        <text:list-item>
          <text:p text:style-name="P270"><text:soft-page-break/><text:span text:style-name="T42">Qué voy a hacer . </text:span><text:s/></text:p>
        </text:list-item>
        <text:list-item>
          <text:p text:style-name="P280">Por definir</text:p>
        </text:list-item>
      </text:list>
      <text:p text:style-name="P273"/>
      <text:list xml:id="list193543229532107" text:continue-numbering="true" text:style-name="L1">
        <text:list-item>
          <text:p text:style-name="P270"><text:span text:style-name="T44">I</text:span><text:span text:style-name="T42">mpedimentos <text:s/></text:span></text:p>
          <text:p text:style-name="P298"><text:span text:style-name="T59"/></text:p>
          <text:p text:style-name="P287"/>
        </text:list-item>
        <text:list-item>
          <text:p text:style-name="P222"><text:span text:style-name="T43">Tareas realizadas que no fueron planeadas</text:span><text:span text:style-name="T31">.</text:span></text:p>
        </text:list-item>
      </text:list>
      <text:list xml:id="list193542840434081" text:continue-list="list193544270643375" text:style-name="WW8Num5">
        <text:list-item>
          <text:p text:style-name="P166">Asuntos Pendientes</text:p>
        </text:list-item>
      </text:list>
      <text:p text:style-name="P189"/>
      <text:p text:style-name="P189"><text:tab/><text:span text:style-name="T58">Hacer reportes de morosidad entre un rango de fechas.</text:span></text:p>
      <text:p text:style-name="P189"><text:tab/><text:span text:style-name="T58">Reorganizar todas las datas y bussiness.</text:span></text:p>
      <text:p text:style-name="P237"/>
      <text:list xml:id="list193542874072494" text:continue-numbering="true" text:style-name="WW8Num5">
        <text:list-item>
          <text:p text:style-name="P166">Asuntos Nuevos</text:p>
          <text:p text:style-name="P166"/>
        </text:list-item>
      </text:list>
      <text:list xml:id="list316090664314105379" text:style-name="L9">
        <text:list-header>
          <text:p text:style-name="P213">Sin asignar</text:p>
        </text:list-header>
      </text:list>
      <text:p text:style-name="P205"/>
      <text:p text:style-name="P205"/>
      <text:list xml:id="list193542869655663" text:continue-list="list193542874072494" text:style-name="WW8Num5">
        <text:list-header>
          <text:p text:style-name="P166"/>
        </text:list-header>
        <text:list-item>
          <text:p text:style-name="P173">Cumplimiento de tareas asignadas</text:p>
        </text:list-item>
      </text:list>
      <text:p text:style-name="P18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34">Tarea </text:p>
          </table:table-cell>
          <table:table-cell table:style-name="Table6.A1" office:value-type="string">
            <text:p text:style-name="P334">Responsable</text:p>
          </table:table-cell>
          <table:table-cell table:style-name="Table6.A1" office:value-type="string">
            <text:p text:style-name="P334">Grado de conclusión</text:p>
          </table:table-cell>
          <table:table-cell table:style-name="Table6.D1" office:value-type="string">
            <text:p text:style-name="P336">Nota</text:p>
          </table:table-cell>
        </table:table-row>
        <table:table-row>
          <table:table-cell table:style-name="Table6.A4" office:value-type="string">
            <text:p text:style-name="P338">Conección a DB</text:p>
          </table:table-cell>
          <table:table-cell table:style-name="Table6.B2" office:value-type="string">
            <text:p text:style-name="P344">Luis Parra</text:p>
          </table:table-cell>
          <table:table-cell table:style-name="Table6.C2" office:value-type="string">
            <text:p text:style-name="P342">100%</text:p>
          </table:table-cell>
          <table:table-cell table:style-name="Table6.D2" office:value-type="string">
            <text:p text:style-name="P348"/>
          </table:table-cell>
        </table:table-row>
        <table:table-row>
          <table:table-cell table:style-name="Table6.A4" office:value-type="string">
            <text:p text:style-name="P338">Creaecion CRUDS</text:p>
          </table:table-cell>
          <table:table-cell table:style-name="Table6.B3" office:value-type="string">
            <text:p text:style-name="P344">Luis Parra</text:p>
          </table:table-cell>
          <table:table-cell table:style-name="Table6.C3" office:value-type="string">
            <text:p text:style-name="P342"><text:span text:style-name="T60">70</text:span>%</text:p>
          </table:table-cell>
          <table:table-cell table:style-name="Table6.D3" office:value-type="string">
            <text:p text:style-name="P348"/>
          </table:table-cell>
        </table:table-row>
        <table:table-row>
          <table:table-cell table:style-name="Table6.A4" office:value-type="string">
            <text:p text:style-name="P344">Domain</text:p>
          </table:table-cell>
          <table:table-cell table:style-name="Table6.B4" office:value-type="string">
            <text:p text:style-name="P346">Pablo Carranza</text:p>
          </table:table-cell>
          <table:table-cell table:style-name="Table6.C4" office:value-type="string">
            <text:p text:style-name="P342">100%</text:p>
          </table:table-cell>
          <table:table-cell table:style-name="Table6.D4" office:value-type="string">
            <text:p text:style-name="P348"/>
          </table:table-cell>
        </table:table-row>
        <table:table-row>
          <table:table-cell table:style-name="Table6.A5" office:value-type="string">
            <text:p text:style-name="P344">View<text:span text:style-name="T48">s</text:span></text:p>
          </table:table-cell>
          <table:table-cell table:style-name="Table6.B5" office:value-type="string">
            <text:p text:style-name="P346"><text:span text:style-name="T58">Adan</text:span> Carranza</text:p>
          </table:table-cell>
          <table:table-cell table:style-name="Table6.C5" office:value-type="string">
            <text:p text:style-name="P342">100%</text:p>
          </table:table-cell>
          <table:table-cell table:style-name="Table6.D5" office:value-type="string">
            <text:p text:style-name="P348"/>
          </table:table-cell>
        </table:table-row>
        <table:table-row>
          <table:table-cell table:style-name="Table6.A6" office:value-type="string">
            <text:p text:style-name="P340">Bissines</text:p>
          </table:table-cell>
          <table:table-cell table:style-name="Table6.B6" office:value-type="string">
            <text:p text:style-name="P346">Pablo Carranza</text:p>
          </table:table-cell>
          <table:table-cell table:style-name="Table6.C6" office:value-type="string">
            <text:p text:style-name="P342"><text:span text:style-name="T57">10</text:span>0%</text:p>
          </table:table-cell>
          <table:table-cell table:style-name="Table6.D6" office:value-type="string">
            <text:p text:style-name="P348"/>
          </table:table-cell>
        </table:table-row>
      </table:table>
      <text:p text:style-name="P239"/>
      <text:p text:style-name="P239"/>
      <text:p text:style-name="P187">*Aunque el proyecto es grupal, en cada iteración se asignará una persona del grupo como responsable de cada una de las tareas asignadas.</text:p>
      <text:p text:style-name="P207">**Existen tareas ya definidas <text:span text:style-name="T45">como avances revisables en cada iteración:</text:span></text:p>
      <text:p text:style-name="P209">1. Diagramas de casos de uso</text:p>
      <text:p text:style-name="P209">2. Modelo de datos</text:p>
      <text:p text:style-name="P209">3. Diagrama de aplicación</text:p>
      <text:p text:style-name="P211">4. Módulos funcionales <text:span text:style-name="T46">en ejecución</text:span></text:p>
      <text:p text:style-name="P175"/>
      <text:p text:style-name="P177"/>
      <text:p text:style-name="P177"/>
      <text:p text:style-name="P177"><text:soft-page-break/>PROXIMA REUNION:</text:p>
      <text:p text:style-name="P189"/>
      <text:p text:style-name="P189"/>
      <text:p text:style-name="P198"><text:span text:style-name="T1">Fecha: </text:span><text:span text:style-name="T20">22</text:span><text:span text:style-name="T2"> de </text:span><text:span text:style-name="T20">10</text:span></text:p>
      <text:p text:style-name="P198"><text:span text:style-name="T1">Hora: </text:span><text:span text:style-name="T16">9</text:span><text:span text:style-name="T1">:00 <text:tab/></text:span><text:span text:style-name="T16">AM</text:span></text:p>
      <text:p text:style-name="P198"><text:span text:style-name="T1">Lugar: </text:span><text:span text:style-name="T16">Casa Adan</text:span></text:p>
      <text:p text:style-name="P189"/>
      <text:p text:style-name="P177"/>
      <text:p text:style-name="P177">CLAUSURA:</text:p>
      <text:p text:style-name="P215"/>
      <text:p text:style-name="P198"><text:span text:style-name="T28">Jose Pablo Carranza Alfaro</text:span><text:span text:style-name="T1">, como persona encargada de preceder la reunión, clausura la reunión </text:span><text:span text:style-name="T20">15</text:span><text:span text:style-name="T2"> de </text:span><text:span text:style-name="T20">10</text:span><text:span text:style-name="T14"> </text:span><text:span text:style-name="T1"><text:s/>a las </text:span><text:span text:style-name="T20">9 </text:span><text:span text:style-name="T16">pm</text:span><text:span text:style-name="T1"> horas.</text:span></text:p>
      <text:p text:style-name="P198"><text:span text:style-name="T1"/></text:p>
      <text:p text:style-name="P19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7-10-15T19:35:42.219884870</dc:date>
    <meta:editing-cycles>57</meta:editing-cycles>
    <meta:editing-duration>PT3H44M23S</meta:editing-duration>
    <meta:generator>LibreOffice/5.1.4.2$Linux_X86_64 LibreOffice_project/10m0$Build-2</meta:generator>
    <meta:document-statistic meta:table-count="7" meta:image-count="0" meta:object-count="0" meta:page-count="21" meta:paragraph-count="515" meta:word-count="2181" meta:character-count="12153" meta:non-whitespace-character-count="10417"/>
  </office:meta>
</office:document-meta>
</file>